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F00000212031C65C463D7F8EB.png" manifest:media-type="image/png"/>
  <manifest:file-entry manifest:full-path="Pictures/10000CA90000A57800005D1F68040DC6D66EF144.svg" manifest:media-type="image/svg+xml"/>
  <manifest:file-entry manifest:full-path="Pictures/10000CA90000A57800005D1F0B9C9D4A96173B9F.svg" manifest:media-type="image/svg+xml"/>
  <manifest:file-entry manifest:full-path="Pictures/10000201000003AF0000021287623A41441CF3D0.png" manifest:media-type="image/png"/>
  <manifest:file-entry manifest:full-path="Pictures/10000201000003AF000002122EE45C3DB88F4E7B.png" manifest:media-type="image/png"/>
  <manifest:file-entry manifest:full-path="Pictures/10000CAA0000A57800005D1F1CDFAE3031912BD9.svg" manifest:media-type="image/svg+xml"/>
  <manifest:file-entry manifest:full-path="Pictures/10000201000003AF000002126D220807AB19FD0A.png" manifest:media-type="image/png"/>
  <manifest:file-entry manifest:full-path="Pictures/10000201000003AF000002127953225D39875881.png" manifest:media-type="image/png"/>
  <manifest:file-entry manifest:full-path="Pictures/10000CA80000A57800005D1F1D9C9C55689F84FD.svg" manifest:media-type="image/svg+xml"/>
  <manifest:file-entry manifest:full-path="Pictures/10000CA70000A57800005D1FF9D78428E4A66F0F.svg" manifest:media-type="image/svg+xml"/>
  <manifest:file-entry manifest:full-path="Pictures/10000CA60000A57800005D1F33338856E36C154F.svg" manifest:media-type="image/svg+xml"/>
  <manifest:file-entry manifest:full-path="Pictures/10000201000003AF00000212C86C1137688A08D3.png" manifest:media-type="image/png"/>
  <manifest:file-entry manifest:full-path="Pictures/10000201000003AF0000021256B51354775EE203.png" manifest:media-type="image/png"/>
  <manifest:file-entry manifest:full-path="Pictures/10000201000003AF000002122446B8E9D59ABC34.png" manifest:media-type="image/png"/>
  <manifest:file-entry manifest:full-path="Pictures/10000D300000A57800005D1FD789BA342ACCCEDE.svg" manifest:media-type="image/svg+xml"/>
  <manifest:file-entry manifest:full-path="Pictures/10000201000003AF0000021273B35264C052CFDB.png" manifest:media-type="image/png"/>
  <manifest:file-entry manifest:full-path="Pictures/10000201000003AF00000212C4A7433BC80CB02F.png" manifest:media-type="image/png"/>
  <manifest:file-entry manifest:full-path="Pictures/10000201000003AF0000021228360C4A1D97BBD7.png" manifest:media-type="image/png"/>
  <manifest:file-entry manifest:full-path="Pictures/1000020100000640000003847995A6F53CCD54A6.png" manifest:media-type="image/png"/>
  <manifest:file-entry manifest:full-path="Pictures/10000C570000A55D00005D054B8DC158C754DB70.svg" manifest:media-type="image/svg+xml"/>
  <manifest:file-entry manifest:full-path="Pictures/10000201000003AF00000212104C6D7DE080C8C3.png" manifest:media-type="image/png"/>
  <manifest:file-entry manifest:full-path="Pictures/10000BB80000A57800005D1F7AB6F898881D1D69.svg" manifest:media-type="image/svg+xml"/>
  <manifest:file-entry manifest:full-path="Pictures/10000201000003AF00000212790050DE7E49FFB4.png" manifest:media-type="image/png"/>
  <manifest:file-entry manifest:full-path="Pictures/10000BB80000A57800005D1F0DEE457571145D7F.svg" manifest:media-type="image/svg+xml"/>
  <manifest:file-entry manifest:full-path="Pictures/10000C570000A55D00005D05A1C64CCAAD068CB0.svg" manifest:media-type="image/svg+xml"/>
  <manifest:file-entry manifest:full-path="Pictures/10000201000003AF00000212AE9663BAAC374E7B.png" manifest:media-type="image/png"/>
  <manifest:file-entry manifest:full-path="Pictures/10000CA80000A57800005D1F5E7CE81C0B5F82E3.svg" manifest:media-type="image/svg+xml"/>
  <manifest:file-entry manifest:full-path="Pictures/10000C570000A55D00005D05B11829311667CC4B.svg" manifest:media-type="image/svg+xml"/>
  <manifest:file-entry manifest:full-path="Pictures/10000D300000A57800005D1FDB22537EABAAD4E1.svg" manifest:media-type="image/svg+xml"/>
  <manifest:file-entry manifest:full-path="Pictures/10000BB80000A57800005D1F21CB1CE2D9F05B89.svg" manifest:media-type="image/svg+xml"/>
  <manifest:file-entry manifest:full-path="Pictures/10000C570000A55D00005D05716D787D2B013A56.svg" manifest:media-type="image/svg+xml"/>
  <manifest:file-entry manifest:full-path="Pictures/10000D300000A57800005D1F9EE2D95815D777B9.svg" manifest:media-type="image/svg+xml"/>
  <manifest:file-entry manifest:full-path="Pictures/10000CA90000A57800005D1F5AFB2F4A9F45B439.svg" manifest:media-type="image/svg+xml"/>
  <manifest:file-entry manifest:full-path="Pictures/10000D300000A57800005D1F9C3286C97532D1D4.svg" manifest:media-type="image/svg+xml"/>
  <manifest:file-entry manifest:full-path="Pictures/10000D300000A57800005D1F58CF34E24AD901FB.svg" manifest:media-type="image/svg+xml"/>
  <manifest:file-entry manifest:full-path="Pictures/10000201000003AF000002128C5C0F35956B12D5.png" manifest:media-type="image/png"/>
  <manifest:file-entry manifest:full-path="Pictures/10000201000003AF00000212C60A1A8FF03EC8D5.png" manifest:media-type="image/png"/>
  <manifest:file-entry manifest:full-path="Pictures/10000D300000A57800005D1FB8D1B6FD7036E2A6.svg" manifest:media-type="image/svg+xml"/>
  <manifest:file-entry manifest:full-path="Pictures/10000C570000A55D00005D0586C4D7DDA382EA07.svg" manifest:media-type="image/svg+xml"/>
  <manifest:file-entry manifest:full-path="Pictures/10000201000003AF00000212BB19F3DE5148AFC0.png" manifest:media-type="image/png"/>
  <manifest:file-entry manifest:full-path="Pictures/10000B6A0000A57800005D1F305088FBD2344CED.svg" manifest:media-type="image/svg+xml"/>
  <manifest:file-entry manifest:full-path="Pictures/10000C570000A55D00005D059920CDA2E660FCCC.svg" manifest:media-type="image/svg+xml"/>
  <manifest:file-entry manifest:full-path="Pictures/100002010000064000000384D7D6A7E2A28E0E8E.png" manifest:media-type="image/png"/>
  <manifest:file-entry manifest:full-path="Pictures/10000BB80000A57800005D1FE337A3C52316F05F.svg" manifest:media-type="image/svg+xml"/>
  <manifest:file-entry manifest:full-path="Pictures/10000201000003AF00000212542D776AD38D8D89.png" manifest:media-type="image/png"/>
  <manifest:file-entry manifest:full-path="Pictures/10000BB80000A57800005D1FFB22C91A12516811.svg" manifest:media-type="image/svg+xml"/>
  <manifest:file-entry manifest:full-path="Pictures/10000201000003AF000002127A70176D9A0A0C17.png" manifest:media-type="image/png"/>
  <manifest:file-entry manifest:full-path="Pictures/10000201000003AF0000021226CD7B2ADA73CE47.png" manifest:media-type="image/png"/>
  <manifest:file-entry manifest:full-path="Pictures/1000020100000640000003845D3EC3CFFE8DBAD1.png" manifest:media-type="image/png"/>
  <manifest:file-entry manifest:full-path="Pictures/100002010000064000000384610DA3B95B933C77.png" manifest:media-type="image/png"/>
  <manifest:file-entry manifest:full-path="Pictures/10000BB80000A57800005D1FDB5D9E44070DABAE.svg" manifest:media-type="image/svg+xml"/>
  <manifest:file-entry manifest:full-path="Pictures/10000BB80000A57800005D1F0523A8AAC2CE69B9.svg" manifest:media-type="image/svg+xml"/>
  <manifest:file-entry manifest:full-path="Pictures/10000201000003AF00000212F3E753A186FE7FCD.png" manifest:media-type="image/png"/>
  <manifest:file-entry manifest:full-path="Pictures/10000BB80000A57800005D1F1D81D7753B018AB4.svg" manifest:media-type="image/svg+xml"/>
  <manifest:file-entry manifest:full-path="Pictures/10000C570000A55D00005D0531A5FB31EFAA0624.svg" manifest:media-type="image/svg+xml"/>
  <manifest:file-entry manifest:full-path="Pictures/10000201000003AF000002128571E62030391294.png" manifest:media-type="image/png"/>
  <manifest:file-entry manifest:full-path="Pictures/10000D300000A57800005D1F3A70DFEA83808E12.svg" manifest:media-type="image/svg+xml"/>
  <manifest:file-entry manifest:full-path="Pictures/10000201000003AF000002129A32212B8FA371BB.png" manifest:media-type="image/png"/>
  <manifest:file-entry manifest:full-path="Pictures/10000201000003AF00000212DC35C32BA4A25EC3.png" manifest:media-type="image/png"/>
  <manifest:file-entry manifest:full-path="Pictures/10000201000003AF000002126098E586756C0235.png" manifest:media-type="image/png"/>
  <manifest:file-entry manifest:full-path="Pictures/10000201000003AF00000212D7870010FF11DEE1.png" manifest:media-type="image/png"/>
  <manifest:file-entry manifest:full-path="Pictures/10000201000003AF00000212EF142F3719CDE0D0.png" manifest:media-type="image/png"/>
  <manifest:file-entry manifest:full-path="Pictures/10000BB80000A57800005D1F1D99FDD9318611DA.svg" manifest:media-type="image/svg+xml"/>
  <manifest:file-entry manifest:full-path="Pictures/10000D300000A57800005D1FB35797DA2EC0E81A.svg" manifest:media-type="image/svg+xml"/>
  <manifest:file-entry manifest:full-path="Pictures/10000BB80000A57800005D1F50AD31E18259E4E2.svg" manifest:media-type="image/svg+xml"/>
  <manifest:file-entry manifest:full-path="Pictures/10000BB80000A57800005D1F9F344C7DED782C17.svg" manifest:media-type="image/svg+xml"/>
  <manifest:file-entry manifest:full-path="Pictures/10000BB80000A57800005D1F48B5D3788F317C96.svg" manifest:media-type="image/svg+xml"/>
  <manifest:file-entry manifest:full-path="Pictures/10000201000003AF0000021238232474F887BD68.png" manifest:media-type="image/png"/>
  <manifest:file-entry manifest:full-path="Pictures/10000C570000A55D00005D057D1CB25F46B54EC1.svg" manifest:media-type="image/svg+xml"/>
  <manifest:file-entry manifest:full-path="Pictures/10000C8B0000A55D00005D05141484838C79B6B3.svg" manifest:media-type="image/svg+xml"/>
  <manifest:file-entry manifest:full-path="Pictures/10000201000003AF00000212AA08956B4762F026.png" manifest:media-type="image/png"/>
  <manifest:file-entry manifest:full-path="Pictures/10000C480000A55D00005D054E074021344B3503.svg" manifest:media-type="image/svg+xml"/>
  <manifest:file-entry manifest:full-path="Pictures/10000B9C0000A57800005D1FC64D52B0387C106A.svg" manifest:media-type="image/svg+xml"/>
  <manifest:file-entry manifest:full-path="Pictures/10000BB80000A57800005D1F44A64F05F8838A41.svg" manifest:media-type="image/svg+xml"/>
  <manifest:file-entry manifest:full-path="Pictures/10000201000003AF0000021273A03903BE4CA89B.png" manifest:media-type="image/png"/>
  <manifest:file-entry manifest:full-path="Pictures/10000201000003AF00000212DAFB0EF84B03EB61.png" manifest:media-type="image/png"/>
  <manifest:file-entry manifest:full-path="Pictures/10000201000003AF0000021282573364B3F6ED92.png" manifest:media-type="image/png"/>
  <manifest:file-entry manifest:full-path="Pictures/10000201000003AF00000212F10BC84C08F20C11.png" manifest:media-type="image/png"/>
  <manifest:file-entry manifest:full-path="Pictures/10000BB80000A57800005D1FBAA79A5938FEFEF7.svg" manifest:media-type="image/svg+xml"/>
  <manifest:file-entry manifest:full-path="Pictures/10000201000003AF00000212D0C5073AD085A059.png" manifest:media-type="image/png"/>
  <manifest:file-entry manifest:full-path="Pictures/10000CA50000A55D00005D05D24E5E9733F7453C.svg" manifest:media-type="image/svg+xml"/>
  <manifest:file-entry manifest:full-path="Pictures/10000201000003AF000002124502ABC3BC92AA5A.png" manifest:media-type="image/png"/>
  <manifest:file-entry manifest:full-path="Pictures/10000D300000A57800005D1FB703E0C5A908DB5D.svg" manifest:media-type="image/svg+xml"/>
  <manifest:file-entry manifest:full-path="Pictures/10000201000003AF00000212E9A3DB461861D4B3.png" manifest:media-type="image/png"/>
  <manifest:file-entry manifest:full-path="Pictures/10000D300000A57800005D1F92C436B3B6A80344.svg" manifest:media-type="image/svg+xml"/>
  <manifest:file-entry manifest:full-path="Pictures/10000201000003AF0000021272C735421DC3F72E.png" manifest:media-type="image/png"/>
  <manifest:file-entry manifest:full-path="Pictures/10000C570000A55D00005D0537DD848E31C52994.svg" manifest:media-type="image/svg+xml"/>
  <manifest:file-entry manifest:full-path="Pictures/10000201000003AF00000212D11AF2D84176FA9C.png" manifest:media-type="image/png"/>
  <manifest:file-entry manifest:full-path="Pictures/10000201000003AF00000212D372FAF56FDF165E.png" manifest:media-type="image/png"/>
  <manifest:file-entry manifest:full-path="Pictures/10000C570000A55D00005D05429240F0C5E07B5E.svg" manifest:media-type="image/svg+xml"/>
  <manifest:file-entry manifest:full-path="Pictures/10000CA50000A55D00005D0517196A5A89423381.svg" manifest:media-type="image/svg+xml"/>
  <manifest:file-entry manifest:full-path="Pictures/10000201000003AF0000021206DA133A75CCD106.png" manifest:media-type="image/png"/>
  <manifest:file-entry manifest:full-path="Pictures/10000201000003AF000002121DDB7B2927A5C0A0.png" manifest:media-type="image/png"/>
  <manifest:file-entry manifest:full-path="Pictures/10000201000003AF00000212ED18FC822AB6E42E.png" manifest:media-type="image/png"/>
  <manifest:file-entry manifest:full-path="Pictures/10000CA40000A55D00005D059FDB0C75D48DF2AC.svg" manifest:media-type="image/svg+xml"/>
  <manifest:file-entry manifest:full-path="Pictures/10000CA50000A55D00005D0518131B57E128C958.svg" manifest:media-type="image/svg+xml"/>
  <manifest:file-entry manifest:full-path="Pictures/10000CA90000A57800005D1FA894A78CF40AD77A.svg" manifest:media-type="image/svg+xml"/>
  <manifest:file-entry manifest:full-path="Pictures/10000201000003AF00000212D32CB6D7E63F8ED5.png" manifest:media-type="image/png"/>
  <manifest:file-entry manifest:full-path="Pictures/10000201000003AF00000212FC7683B75297558C.png" manifest:media-type="image/png"/>
  <manifest:file-entry manifest:full-path="Pictures/10000D300000A57800005D1F5F5CE29FCE60D225.svg" manifest:media-type="image/svg+xml"/>
  <manifest:file-entry manifest:full-path="Pictures/10000201000003AF00000212A7A314DB8F4463F5.png" manifest:media-type="image/png"/>
  <manifest:file-entry manifest:full-path="Pictures/10000BB80000A57800005D1FD053C5D4D25B463B.svg" manifest:media-type="image/svg+xml"/>
  <manifest:file-entry manifest:full-path="Pictures/10000D300000A57800005D1FDB7D5BEC418FB92D.svg" manifest:media-type="image/svg+xml"/>
  <manifest:file-entry manifest:full-path="Pictures/1000020100000640000003843781C0C5D2D64797.png" manifest:media-type="image/png"/>
  <manifest:file-entry manifest:full-path="Pictures/100002010000033000000240FC92BF387CBF9A07.png" manifest:media-type="image/png"/>
  <manifest:file-entry manifest:full-path="Pictures/10000201000003AF00000212CAFCA7792DF39A4B.png" manifest:media-type="image/png"/>
  <manifest:file-entry manifest:full-path="Pictures/10000D300000A57800005D1F22B7F80BAA04A6CB.svg" manifest:media-type="image/svg+xml"/>
  <manifest:file-entry manifest:full-path="Pictures/100002010000064000000384F015C5BB945C42DA.png" manifest:media-type="image/png"/>
  <manifest:file-entry manifest:full-path="Pictures/10000201000003AF000002127A570160FA4E36A1.png" manifest:media-type="image/png"/>
  <manifest:file-entry manifest:full-path="Pictures/10000201000003AF000002122378024149DE1749.png" manifest:media-type="image/png"/>
  <manifest:file-entry manifest:full-path="Pictures/10000201000003AF0000021244F1EFFBE7F0D206.png" manifest:media-type="image/png"/>
  <manifest:file-entry manifest:full-path="Pictures/10000CA40000A57800005D1F3F6AB4CC8C9102C4.svg" manifest:media-type="image/svg+xml"/>
  <manifest:file-entry manifest:full-path="Pictures/10000201000003AF0000021280D2AEC0D7D78807.png" manifest:media-type="image/png"/>
  <manifest:file-entry manifest:full-path="Pictures/10000201000003AF00000212714F3B780AD1287F.png" manifest:media-type="image/png"/>
  <manifest:file-entry manifest:full-path="Pictures/10000D300000A57800005D1F8539BF999A2E3A26.svg" manifest:media-type="image/svg+xml"/>
  <manifest:file-entry manifest:full-path="Pictures/10000201000003AF00000212860108EA2A9520AA.png" manifest:media-type="image/png"/>
  <manifest:file-entry manifest:full-path="Pictures/10000201000003AF0000021251D9A6654EF53049.png" manifest:media-type="image/png"/>
  <manifest:file-entry manifest:full-path="Pictures/10000201000003AF000002125E015AC354E619F2.png" manifest:media-type="image/png"/>
  <manifest:file-entry manifest:full-path="Pictures/10000201000003AF0000021274229980A1E0D307.png" manifest:media-type="image/png"/>
  <manifest:file-entry manifest:full-path="Pictures/10000201000003AF000002126AD10CAB140FC316.png" manifest:media-type="image/png"/>
  <manifest:file-entry manifest:full-path="Pictures/10000201000003AF00000212E12ABD580F25AACF.png" manifest:media-type="image/png"/>
  <manifest:file-entry manifest:full-path="Pictures/10000CA30000A57800005D1F091E86E2386821AC.svg" manifest:media-type="image/svg+xml"/>
  <manifest:file-entry manifest:full-path="Pictures/10000201000003AF00000212EA2CF0902BE0AF19.png" manifest:media-type="image/png"/>
  <manifest:file-entry manifest:full-path="Pictures/10000D300000A57800005D1F9025E95CC70C07F5.svg" manifest:media-type="image/svg+xml"/>
  <manifest:file-entry manifest:full-path="Pictures/10000201000003AF000002124851A0013EEAB700.png" manifest:media-type="image/png"/>
  <manifest:file-entry manifest:full-path="Pictures/10000CA50000A55D00005D0509F8AC7994D827EC.svg" manifest:media-type="image/svg+xml"/>
  <manifest:file-entry manifest:full-path="Pictures/10000201000003AF0000021295E300A6F36EDD96.png" manifest:media-type="image/png"/>
  <manifest:file-entry manifest:full-path="Pictures/10000201000003AF00000212AE8AB71441709BAA.png" manifest:media-type="image/png"/>
  <manifest:file-entry manifest:full-path="Pictures/100002010000064000000384E6279C3E56C2B109.png" manifest:media-type="image/png"/>
  <manifest:file-entry manifest:full-path="Pictures/10000CA60000A57800005D1FA1F87616D7C008E3.svg" manifest:media-type="image/svg+xml"/>
  <manifest:file-entry manifest:full-path="Pictures/10000201000003AF000002126AB3F6CD0A184B2C.png" manifest:media-type="image/png"/>
  <manifest:file-entry manifest:full-path="Pictures/10000201000003AF000002128164068375E071C2.png" manifest:media-type="image/png"/>
  <manifest:file-entry manifest:full-path="Pictures/10000D300000A57800005D1F26C108EFC5E4862A.svg" manifest:media-type="image/svg+xml"/>
  <manifest:file-entry manifest:full-path="Pictures/10000CA60000A57800005D1F14FC847D5EB5267E.svg" manifest:media-type="image/svg+xml"/>
  <manifest:file-entry manifest:full-path="Pictures/10000201000003AF000002124FB3623B06064AFB.png" manifest:media-type="image/png"/>
  <manifest:file-entry manifest:full-path="Pictures/10000CA60000A57800005D1F1CB8D9F8EABE29B5.svg" manifest:media-type="image/svg+xml"/>
  <manifest:file-entry manifest:full-path="Pictures/10000CA30000A57800005D1F3CE17DF78BA88CBC.svg" manifest:media-type="image/svg+xml"/>
  <manifest:file-entry manifest:full-path="Pictures/10000201000003AF00000212CE51F9BDD9FF76D3.png" manifest:media-type="image/png"/>
  <manifest:file-entry manifest:full-path="Pictures/10000CA50000A57800005D1F0DA472220834B267.svg" manifest:media-type="image/svg+xml"/>
  <manifest:file-entry manifest:full-path="Pictures/10000CA60000A57800005D1FAB190FC80C477AAC.svg" manifest:media-type="image/svg+xml"/>
  <manifest:file-entry manifest:full-path="Pictures/10000201000003AF000002122562666026B8A348.png" manifest:media-type="image/png"/>
  <manifest:file-entry manifest:full-path="Pictures/10000201000003AF000002127B62471C4629AE2D.png" manifest:media-type="image/png"/>
  <manifest:file-entry manifest:full-path="Pictures/10000201000003AF00000212348FBE9810B45651.png" manifest:media-type="image/png"/>
  <manifest:file-entry manifest:full-path="Pictures/10000CA50000A57800005D1FF8781196D11EB4BC.svg" manifest:media-type="image/svg+xml"/>
  <manifest:file-entry manifest:full-path="Pictures/10000201000003AF00000212BB617C1C65F65EE8.png" manifest:media-type="image/png"/>
  <manifest:file-entry manifest:full-path="Pictures/10000C8F0000A55D00005D051B7222FDDDA30DD9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1.068cm" fo:min-width="13.464cm"/>
      <style:paragraph-properties style:writing-mode="lr-tb"/>
    </style:style>
    <style:style style:name="gr2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2.464cm" fo:min-width="14.555cm"/>
      <style:paragraph-properties style:writing-mode="lr-tb"/>
    </style:style>
    <style:style style:name="gr3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0.708cm" fo:min-width="5.806cm"/>
      <style:paragraph-properties style:writing-mode="lr-tb"/>
    </style:style>
    <style:style style:name="gr4" style:family="graphic" style:parent-style-name="A4">
      <style:graphic-properties draw:fill="solid" draw:fill-color="#808080" draw:textarea-horizontal-align="justify" draw:textarea-vertical-align="middle" draw:auto-grow-height="false" fo:min-height="0.688cm" fo:min-width="14.65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pr1" style:family="presentation" style:parent-style-name="background-grey-title">
      <style:graphic-properties svg:stroke-color="#3465a4" draw:fill-color="#729fcf" fo:min-height="2.629cm"/>
      <style:paragraph-properties style:writing-mode="lr-tb"/>
    </style:style>
    <style:style style:name="pr2" style:family="presentation" style:parent-style-name="background-grey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ackground-grey-title">
      <style:graphic-properties fo:min-height="2.62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729fcf"/>
      <style:paragraph-properties fo:text-align="start" style:writing-mode="lr-tb"/>
      <style:text-properties fo:color="#ffffff" loext:opacity="100%"/>
    </style:style>
    <style:style style:name="P3" style:family="paragraph">
      <loext:graphic-properties draw:fill="none" draw:fill-color="#729fcf"/>
      <style:paragraph-properties style:writing-mode="lr-tb"/>
      <style:text-properties fo:color="#f44336" loext:opacity="100%" style:font-name="Source Sans Pro1" fo:font-size="24pt" style:font-size-asian="24pt" style:font-size-complex="24pt"/>
    </style:style>
    <style:style style:name="P4" style:family="paragraph">
      <loext:graphic-properties draw:fill="none" draw:fill-color="#729fcf"/>
      <style:paragraph-properties style:writing-mode="lr-tb"/>
      <style:text-properties fo:color="#ffffff" loext:opacity="100%" style:font-name="Source Sans Pro Light" fo:font-size="20pt" style:font-size-asian="20pt" style:font-size-complex="20pt"/>
    </style:style>
    <style:style style:name="P5" style:family="paragraph">
      <loext:graphic-properties draw:fill="none" draw:fill-color="#729fcf"/>
      <style:paragraph-properties style:writing-mode="lr-tb"/>
      <style:text-properties style:use-window-font-color="true" loext:opacity="0%" style:font-name="Source Sans Pro SemiBold1" fo:font-size="16pt" style:font-size-asian="16pt" style:font-size-complex="1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solid" draw:fill-color="#808080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808080"/>
      <style:paragraph-properties fo:text-align="start" style:writing-mode="lr-tb"/>
    </style:style>
    <style:style style:name="T1" style:family="text">
      <style:text-properties fo:color="#ffffff" loext:opacity="100%" fo:font-size="32pt" style:font-size-asian="36pt" style:font-size-complex="36pt"/>
    </style:style>
    <style:style style:name="T2" style:family="text">
      <style:text-properties style:font-name="Source Sans Pro1" fo:font-size="24pt" style:font-size-asian="24pt" style:font-size-complex="24pt"/>
    </style:style>
    <style:style style:name="T3" style:family="text">
      <style:text-properties fo:color="#ffffff" loext:opacity="100%" style:font-name="Source Sans Pro Light" fo:font-size="20pt" style:font-size-asian="20pt" style:font-size-complex="20pt"/>
    </style:style>
    <style:style style:name="T4" style:family="text">
      <style:text-properties style:use-window-font-color="true" loext:opacity="0%" style:font-name="Source Sans Pro SemiBold1" fo:font-size="16pt" style:font-size-asian="16pt" style:font-size-complex="16pt"/>
    </style:style>
    <style:style style:name="T5" style:family="text">
      <style:text-properties fo:font-size="13pt" style:font-size-asian="7pt" style:font-size-complex="7pt"/>
    </style:style>
    <style:style style:name="T6" style:family="text">
      <style:text-properties fo:font-size="32pt" style:font-size-asian="36pt" style:font-size-complex="3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Candy Clone</presentation:footer-decl>
      <presentation:date-time-decl presentation:name="dtd1" presentation:source="fixed">3 October 2020</presentation:date-time-decl>
      <draw:page draw:name="Preface: Alternate" draw:style-name="dp1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53cm" svg:height="2.629cm" svg:x="2.522cm" svg:y="2.538cm" presentation:class="title" presentation:user-transformed="true">
          <draw:text-box>
            <text:p text:style-name="P1"><text:span text:style-name="T1">BTS – MBDS – Big Data Security</text:span></text:p>
          </draw:text-box>
        </draw:frame>
        <draw:frame draw:style-name="gr1" draw:text-style-name="P3" draw:layer="layout" svg:width="13.964cm" svg:height="1.318cm" svg:x="2.522cm" svg:y="6.349cm">
          <draw:text-box>
            <text:p><text:span text:style-name="T2">Assignment 1: </text:span></text:p>
          </draw:text-box>
        </draw:frame>
        <draw:frame draw:style-name="gr2" draw:text-style-name="P4" draw:layer="layout" svg:width="16.601cm" svg:height="2.714cm" svg:x="2.522cm" svg:y="7.619cm">
          <draw:text-box>
            <text:p><text:span text:style-name="T3">10 Assets and its importance to the company</text:span></text:p>
          </draw:text-box>
        </draw:frame>
        <draw:frame draw:style-name="gr3" draw:text-style-name="P5" draw:layer="layout" svg:width="6.306cm" svg:height="0.958cm" svg:x="2.522cm" svg:y="12.698cm">
          <draw:text-box>
            <text:p><text:span text:style-name="T4">01 March, 2021</text:span></text:p>
          </draw:text-box>
        </draw:frame>
        <draw:custom-shape draw:style-name="gr4" draw:text-style-name="P7" draw:layer="layout" svg:width="14.732cm" svg:height="0.762cm" svg:x="1.27cm" svg:y="14.224cm">
          <text:p text:style-name="P6"><text:span text:style-name="T5">Ennio Maldon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9" draw:layer="layout" svg:width="25.191cm" svg:height="2.635cm" svg:x="1.399cm" svg:y="0.624cm" presentation:class="title" presentation:user-transformed="true">
          <draw:text-box>
            <text:p><text:span text:style-name="T6">1: 10 IT Assets and its importance in a electronics manufacturing company</text:span></text:p>
          </draw:text-box>
        </draw:frame>
        <draw:frame draw:style-name="gr6" draw:text-style-name="P10" draw:layer="layout" svg:width="23.622cm" svg:height="13.754cm" svg:x="2.032cm" svg:y="3.256cm">
          <draw:text-box>
            <text:list text:style-name="L3">
              <text:list-item>
                <text:p><text:span text:style-name="T7"><text:s/></text:span><text:span text:style-name="T7">Data Warehouse:</text:span><text:span text:style-name="T8"> Stores the information from the various systems and make it readily available for visualization and analysis. </text:span></text:p>
              </text:list-item>
              <text:list-item>
                <text:p><text:span text:style-name="T7"><text:s/></text:span><text:span text:style-name="T7">Email System:</text:span><text:span text:style-name="T8"> Used as primary communication tool for the company</text:span></text:p>
              </text:list-item>
              <text:list-item>
                <text:p><text:span text:style-name="T8"><text:s/></text:span><text:span text:style-name="T8">File Server: Used to store the raw information from different departments. </text:span></text:p>
              </text:list-item>
              <text:list-item>
                <text:p><text:span text:style-name="T7"><text:s/></text:span><text:span text:style-name="T7">HR Contractual information:</text:span><text:span text:style-name="T8"> Contains personal information as well competitive information.</text:span></text:p>
              </text:list-item>
              <text:list-item>
                <text:p><text:span text:style-name="T7"><text:s/></text:span><text:span text:style-name="T7">Quotations for new projects:</text:span><text:span text:style-name="T8"> Contains information on offers to customer, important for staying ahead of the competition.</text:span></text:p>
              </text:list-item>
              <text:list-item>
                <text:p><text:span text:style-name="T7"><text:s/></text:span><text:span text:style-name="T7">Production Control Systems: </text:span><text:span text:style-name="T8">Controls all the machines and processes critical for the operations.</text:span></text:p>
              </text:list-item>
              <text:list-item>
                <text:p><text:span text:style-name="T7"><text:s/></text:span><text:span text:style-name="T7">Manufacturing Execution Systems:</text:span><text:span text:style-name="T8"> Log of the information from the system and keep a permanent registry.</text:span></text:p>
              </text:list-item>
              <text:list-item>
                <text:p><text:span text:style-name="T7"><text:s/></text:span><text:span text:style-name="T7">Networking Equipment:</text:span><text:span text:style-name="T8"> Local network for working as well internet connection tot eh share-points. </text:span></text:p>
              </text:list-item>
              <text:list-item>
                <text:p><text:span text:style-name="T7"><text:s/></text:span><text:span text:style-name="T7">Power Supply:</text:span><text:span text:style-name="T8"> Keep all the systems working, interruption can cause huge loses.</text:span></text:p>
              </text:list-item>
              <text:list-item>
                <text:p><text:span text:style-name="T7"><text:s/></text:span><text:span text:style-name="T7">Employee Laptops:</text:span><text:span text:style-name="T8"> Contains sensitive information about the company and its various assets. </text:span></text:p>
              </text:list-item>
            </text:list>
            <text:p><text:span text:style-name="T9"/></text:p>
            <text:p><text:span text:style-name="T9"/></text:p>
            <text:p/>
            <text:p/>
          </draw:text-box>
        </draw:frame>
        <draw:custom-shape draw:style-name="gr4" draw:text-style-name="P11" draw:layer="layout" svg:width="14.732cm" svg:height="0.762cm" svg:x="1.271cm" svg:y="14.225cm">
          <text:p text:style-name="P6"><text:span text:style-name="T5">Ennio Maldon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false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false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false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false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false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false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false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false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false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false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false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false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false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false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false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false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false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false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false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false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false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false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false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false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false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false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false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false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false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false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false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false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false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false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false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false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false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solid" draw:fill-color="#729fcf"/>
      <style:text-properties style:letter-kerning="true"/>
    </style:style>
    <style:style style:name="background-grey-backgroundobjects" style:family="presentation">
      <style:graphic-properties draw:fill="solid" draw:fill-color="#333333"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false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false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false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false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false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false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false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false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false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false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false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false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false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false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false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false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false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false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false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false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false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left="0cm" fo:margin-right="0cm" fo:margin-top="0.399cm" fo:margin-bottom="0cm" fo:text-indent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left="0cm" fo:margin-right="0cm" fo:margin-top="0.299cm" fo:margin-bottom="0cm" fo:text-indent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left="0cm" fo:margin-right="0cm" fo:margin-top="0.199cm" fo:margin-bottom="0cm" fo:text-indent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left="0cm" fo:margin-right="0cm" fo:margin-top="0.099cm" fo:margin-bottom="0cm" fo:text-indent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left="0cm" fo:margin-right="0cm" fo:margin-top="0.099cm" fo:margin-bottom="0cm" fo:text-indent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left="0cm" fo:margin-right="0cm" fo:margin-top="0.099cm" fo:margin-bottom="0cm" fo:text-indent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false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false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false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false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false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false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false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false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false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false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false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false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false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false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false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false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false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false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729fc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  <style:text-properties fo:color="#ffffff" loext:opacity="100%" style:font-name="Source Sans Pro SemiBold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loext:opacity="100%" style:font-name="Source Sans Pro SemiBold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loext:opacity="100%" style:font-name="Source Sans Pro SemiBold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loext:opacity="100%" style:font-name="Source Sans Pro SemiBold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loext:opacity="100%" style:font-name="Source Sans Pro SemiBold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loext:opacity="100%" style:font-name="Source Sans Pro SemiBold1" fo:font-size="14pt" style:font-size-asian="14pt" style:font-size-complex="14pt"/>
    </style:style>
    <style:style style:name="MP18" style:family="paragraph"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fo:color="#ffffff" loext:opacity="100%" style:font-name="Source Sans Pro SemiBol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-amber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50AD31E18259E4E2.svg" xlink:type="simple" xlink:show="embed" xlink:actuate="onLoad" draw:mime-type="image/svg+xml">
          <text:p/>
        </draw:image>
        <draw:image xlink:href="Pictures/10000201000003AF000002128571E62030391294.png" xlink:type="simple" xlink:show="embed" xlink:actuate="onLoad" draw:mime-type="image/png"/>
      </draw:frame>
      <draw:frame presentation:style-name="default-amber-title" draw:layer="backgroundobjects" svg:width="25.191cm" svg:height="2.629cm" svg:x="1.399cm" svg:y="0.627cm" presentation:class="title" presentation:placeholder="true">
        <draw:text-box/>
      </draw:frame>
      <draw:frame presentation:style-name="default-amber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8.007cm" svg:height="15.771cm" svg:x="0cm" svg:y="0cm">
        <draw:image xlink:href="Pictures/10000B9C0000A57800005D1FC64D52B0387C106A.svg" xlink:type="simple" xlink:show="embed" xlink:actuate="onLoad" draw:mime-type="image/svg+xml">
          <text:p/>
        </draw:image>
        <draw:image xlink:href="Pictures/10000201000003AF000002126098E586756C0235.png" xlink:type="simple" xlink:show="embed" xlink:actuate="onLoad" draw:mime-type="image/png"/>
      </draw:frame>
      <draw:frame presentation:style-name="default-blue-title" draw:layer="backgroundobjects" svg:width="25.191cm" svg:height="2.629cm" svg:x="1.399cm" svg:y="0.627cm" presentation:class="title" presentation:placeholder="true">
        <draw:text-box/>
      </draw:frame>
      <draw:frame presentation:style-name="default-blue-outline1" draw:layer="backgroundobjects" svg:width="25.191cm" svg:height="9.133cm" svg:x="1.399cm" svg:y="3.684cm" presentation:class="outline" presentation:placeholder="true">
        <draw:text-box/>
      </draw:frame>
      <draw:frame presentation:style-name="Mpr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DB5D9E44070DABAE.svg" xlink:type="simple" xlink:show="embed" xlink:actuate="onLoad" draw:mime-type="image/svg+xml">
          <text:p/>
        </draw:image>
        <draw:image xlink:href="Pictures/10000201000003AF00000212D7870010FF11DEE1.png" xlink:type="simple" xlink:show="embed" xlink:actuate="onLoad" draw:mime-type="image/png"/>
      </draw:frame>
      <draw:frame presentation:style-name="default-cyan-title" draw:layer="backgroundobjects" svg:width="25.191cm" svg:height="2.629cm" svg:x="1.399cm" svg:y="0.627cm" presentation:class="title" presentation:placeholder="true">
        <draw:text-box/>
      </draw:frame>
      <draw:frame presentation:style-name="default-cyan-outline1" draw:layer="backgroundobjects" svg:width="25.191cm" svg:height="9.133cm" svg:x="1.399cm" svg:y="3.684cm" presentation:class="outline" presentation:placeholder="true">
        <draw:text-box/>
      </draw:frame>
      <draw:frame presentation:style-name="Mpr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9F344C7DED782C17.svg" xlink:type="simple" xlink:show="embed" xlink:actuate="onLoad" draw:mime-type="image/svg+xml">
          <text:p/>
        </draw:image>
        <draw:image xlink:href="Pictures/10000201000003AF00000212DC35C32BA4A25EC3.png" xlink:type="simple" xlink:show="embed" xlink:actuate="onLoad" draw:mime-type="image/png"/>
      </draw:frame>
      <draw:frame presentation:style-name="default-deep-orange-title" draw:layer="backgroundobjects" svg:width="25.191cm" svg:height="2.629cm" svg:x="1.399cm" svg:y="0.627cm" presentation:class="title" presentation:placeholder="true">
        <draw:text-box/>
      </draw:frame>
      <draw:frame presentation:style-name="default-deep-orange-outline1" draw:layer="backgroundobjects" svg:width="25.191cm" svg:height="9.133cm" svg:x="1.399cm" svg:y="3.684cm" presentation:class="outline" presentation:placeholder="true">
        <draw:text-box/>
      </draw:frame>
      <draw:frame presentation:style-name="Mpr1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E337A3C52316F05F.svg" xlink:type="simple" xlink:show="embed" xlink:actuate="onLoad" draw:mime-type="image/svg+xml">
          <text:p/>
        </draw:image>
        <draw:image xlink:href="Pictures/10000201000003AF00000212E9A3DB461861D4B3.png" xlink:type="simple" xlink:show="embed" xlink:actuate="onLoad" draw:mime-type="image/png"/>
      </draw:frame>
      <draw:frame presentation:style-name="default-deep-purple-title" draw:layer="backgroundobjects" svg:width="25.191cm" svg:height="2.629cm" svg:x="1.399cm" svg:y="0.627cm" presentation:class="title" presentation:placeholder="true">
        <draw:text-box/>
      </draw:frame>
      <draw:frame presentation:style-name="default-deep-purple-outline1" draw:layer="backgroundobjects" svg:width="25.191cm" svg:height="9.133cm" svg:x="1.399cm" svg:y="3.684cm" presentation:class="outline" presentation:placeholder="true">
        <draw:text-box/>
      </draw:frame>
      <draw:frame presentation:style-name="Mpr1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0523A8AAC2CE69B9.svg" xlink:type="simple" xlink:show="embed" xlink:actuate="onLoad" draw:mime-type="image/svg+xml">
          <text:p/>
        </draw:image>
        <draw:image xlink:href="Pictures/10000201000003AF000002127A70176D9A0A0C17.png" xlink:type="simple" xlink:show="embed" xlink:actuate="onLoad" draw:mime-type="image/png"/>
      </draw:frame>
      <draw:frame presentation:style-name="default-green-title" draw:layer="backgroundobjects" svg:width="25.191cm" svg:height="2.629cm" svg:x="1.399cm" svg:y="0.627cm" presentation:class="title" presentation:placeholder="true">
        <draw:text-box/>
      </draw:frame>
      <draw:frame presentation:style-name="default-green-outline1" draw:layer="backgroundobjects" svg:width="25.191cm" svg:height="9.133cm" svg:x="1.399cm" svg:y="3.684cm" presentation:class="outline" presentation:placeholder="true">
        <draw:text-box/>
      </draw:frame>
      <draw:frame presentation:style-name="Mpr1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D053C5D4D25B463B.svg" xlink:type="simple" xlink:show="embed" xlink:actuate="onLoad" draw:mime-type="image/svg+xml">
          <text:p/>
        </draw:image>
        <draw:image xlink:href="Pictures/10000201000003AF0000021226CD7B2ADA73CE47.png" xlink:type="simple" xlink:show="embed" xlink:actuate="onLoad" draw:mime-type="image/png"/>
      </draw:frame>
      <draw:frame presentation:style-name="default-indigo-title" draw:layer="backgroundobjects" svg:width="25.191cm" svg:height="2.629cm" svg:x="1.399cm" svg:y="0.627cm" presentation:class="title" presentation:placeholder="true">
        <draw:text-box/>
      </draw:frame>
      <draw:frame presentation:style-name="default-indigo-outline1" draw:layer="backgroundobjects" svg:width="25.191cm" svg:height="9.133cm" svg:x="1.399cm" svg:y="3.684cm" presentation:class="outline" presentation:placeholder="true">
        <draw:text-box/>
      </draw:frame>
      <draw:frame presentation:style-name="Mpr1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1D99FDD9318611DA.svg" xlink:type="simple" xlink:show="embed" xlink:actuate="onLoad" draw:mime-type="image/svg+xml">
          <text:p/>
        </draw:image>
        <draw:image xlink:href="Pictures/10000201000003AF00000212D0C5073AD085A059.png" xlink:type="simple" xlink:show="embed" xlink:actuate="onLoad" draw:mime-type="image/png"/>
      </draw:frame>
      <draw:frame presentation:style-name="default-light-blue-title" draw:layer="backgroundobjects" svg:width="25.191cm" svg:height="2.629cm" svg:x="1.399cm" svg:y="0.627cm" presentation:class="title" presentation:placeholder="true">
        <draw:text-box/>
      </draw:frame>
      <draw:frame presentation:style-name="default-light-blue-outline1" draw:layer="backgroundobjects" svg:width="25.191cm" svg:height="9.133cm" svg:x="1.399cm" svg:y="3.684cm" presentation:class="outline" presentation:placeholder="true">
        <draw:text-box/>
      </draw:frame>
      <draw:frame presentation:style-name="Mpr2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7AB6F898881D1D69.svg" xlink:type="simple" xlink:show="embed" xlink:actuate="onLoad" draw:mime-type="image/svg+xml">
          <text:p/>
        </draw:image>
        <draw:image xlink:href="Pictures/10000201000003AF00000212C4A7433BC80CB02F.png" xlink:type="simple" xlink:show="embed" xlink:actuate="onLoad" draw:mime-type="image/png"/>
      </draw:frame>
      <draw:frame presentation:style-name="default-light-green-title" draw:layer="backgroundobjects" svg:width="25.191cm" svg:height="2.629cm" svg:x="1.399cm" svg:y="0.627cm" presentation:class="title" presentation:placeholder="true">
        <draw:text-box/>
      </draw:frame>
      <draw:frame presentation:style-name="default-light-green-outline1" draw:layer="backgroundobjects" svg:width="25.191cm" svg:height="9.133cm" svg:x="1.399cm" svg:y="3.684cm" presentation:class="outline" presentation:placeholder="true">
        <draw:text-box/>
      </draw:frame>
      <draw:frame presentation:style-name="Mpr2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BAA79A5938FEFEF7.svg" xlink:type="simple" xlink:show="embed" xlink:actuate="onLoad" draw:mime-type="image/svg+xml">
          <text:p/>
        </draw:image>
        <draw:image xlink:href="Pictures/10000201000003AF00000212AE9663BAAC374E7B.png" xlink:type="simple" xlink:show="embed" xlink:actuate="onLoad" draw:mime-type="image/png"/>
      </draw:frame>
      <draw:frame presentation:style-name="default-lime-title" draw:layer="backgroundobjects" svg:width="25.191cm" svg:height="2.629cm" svg:x="1.399cm" svg:y="0.627cm" presentation:class="title" presentation:placeholder="true">
        <draw:text-box/>
      </draw:frame>
      <draw:frame presentation:style-name="default-lime-outline1" draw:layer="backgroundobjects" svg:width="25.191cm" svg:height="9.133cm" svg:x="1.399cm" svg:y="3.684cm" presentation:class="outline" presentation:placeholder="true">
        <draw:text-box/>
      </draw:frame>
      <draw:frame presentation:style-name="Mpr2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48B5D3788F317C96.svg" xlink:type="simple" xlink:show="embed" xlink:actuate="onLoad" draw:mime-type="image/svg+xml">
          <text:p/>
        </draw:image>
        <draw:image xlink:href="Pictures/10000201000003AF00000212FC7683B75297558C.png" xlink:type="simple" xlink:show="embed" xlink:actuate="onLoad" draw:mime-type="image/png"/>
      </draw:frame>
      <draw:frame presentation:style-name="default-orange-title" draw:layer="backgroundobjects" svg:width="25.191cm" svg:height="2.629cm" svg:x="1.399cm" svg:y="0.627cm" presentation:class="title" presentation:placeholder="true">
        <draw:text-box/>
      </draw:frame>
      <draw:frame presentation:style-name="default-orange-outline1" draw:layer="backgroundobjects" svg:width="25.191cm" svg:height="9.133cm" svg:x="1.399cm" svg:y="3.684cm" presentation:class="outline" presentation:placeholder="true">
        <draw:text-box/>
      </draw:frame>
      <draw:frame presentation:style-name="Mpr3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1D81D7753B018AB4.svg" xlink:type="simple" xlink:show="embed" xlink:actuate="onLoad" draw:mime-type="image/svg+xml">
          <text:p/>
        </draw:image>
        <draw:image xlink:href="Pictures/10000201000003AF00000212AA08956B4762F026.png" xlink:type="simple" xlink:show="embed" xlink:actuate="onLoad" draw:mime-type="image/png"/>
      </draw:frame>
      <draw:frame presentation:style-name="default-pink-title" draw:layer="backgroundobjects" svg:width="25.191cm" svg:height="2.629cm" svg:x="1.399cm" svg:y="0.627cm" presentation:class="title" presentation:placeholder="true">
        <draw:text-box/>
      </draw:frame>
      <draw:frame presentation:style-name="default-pink-outline1" draw:layer="backgroundobjects" svg:width="25.191cm" svg:height="9.133cm" svg:x="1.399cm" svg:y="3.684cm" presentation:class="outline" presentation:placeholder="true">
        <draw:text-box/>
      </draw:frame>
      <draw:frame presentation:style-name="Mpr3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44A64F05F8838A41.svg" xlink:type="simple" xlink:show="embed" xlink:actuate="onLoad" draw:mime-type="image/svg+xml">
          <text:p/>
        </draw:image>
        <draw:image xlink:href="Pictures/10000201000003AF00000212F10BC84C08F20C11.png" xlink:type="simple" xlink:show="embed" xlink:actuate="onLoad" draw:mime-type="image/png"/>
      </draw:frame>
      <draw:frame presentation:style-name="default-purple-title" draw:layer="backgroundobjects" svg:width="25.191cm" svg:height="2.629cm" svg:x="1.399cm" svg:y="0.627cm" presentation:class="title" presentation:placeholder="true">
        <draw:text-box/>
      </draw:frame>
      <draw:frame presentation:style-name="default-purple-outline1" draw:layer="backgroundobjects" svg:width="25.191cm" svg:height="9.133cm" svg:x="1.399cm" svg:y="3.684cm" presentation:class="outline" presentation:placeholder="true">
        <draw:text-box/>
      </draw:frame>
      <draw:frame presentation:style-name="Mpr3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21CB1CE2D9F05B89.svg" xlink:type="simple" xlink:show="embed" xlink:actuate="onLoad" draw:mime-type="image/svg+xml">
          <text:p/>
        </draw:image>
        <draw:image xlink:href="Pictures/10000201000003AF000002121DDB7B2927A5C0A0.png" xlink:type="simple" xlink:show="embed" xlink:actuate="onLoad" draw:mime-type="image/png"/>
      </draw:frame>
      <draw:frame presentation:style-name="default-red-title" draw:layer="backgroundobjects" svg:width="25.191cm" svg:height="2.629cm" svg:x="1.399cm" svg:y="0.627cm" presentation:class="title" presentation:placeholder="true">
        <draw:text-box/>
      </draw:frame>
      <draw:frame presentation:style-name="default-red-outline1" draw:layer="backgroundobjects" svg:width="25.191cm" svg:height="9.133cm" svg:x="1.399cm" svg:y="3.684cm" presentation:class="outline" presentation:placeholder="true">
        <draw:text-box/>
      </draw:frame>
      <draw:frame presentation:style-name="Mpr4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0DEE457571145D7F.svg" xlink:type="simple" xlink:show="embed" xlink:actuate="onLoad" draw:mime-type="image/svg+xml">
          <text:p/>
        </draw:image>
        <draw:image xlink:href="Pictures/10000201000003AF00000212CAFCA7792DF39A4B.png" xlink:type="simple" xlink:show="embed" xlink:actuate="onLoad" draw:mime-type="image/png"/>
      </draw:frame>
      <draw:frame presentation:style-name="default-teal-title" draw:layer="backgroundobjects" svg:width="25.191cm" svg:height="2.629cm" svg:x="1.399cm" svg:y="0.627cm" presentation:class="title" presentation:placeholder="true">
        <draw:text-box/>
      </draw:frame>
      <draw:frame presentation:style-name="default-teal-outline1" draw:layer="backgroundobjects" svg:width="25.191cm" svg:height="9.133cm" svg:x="1.399cm" svg:y="3.684cm" presentation:class="outline" presentation:placeholder="true">
        <draw:text-box/>
      </draw:frame>
      <draw:frame presentation:style-name="Mpr4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8.007cm" svg:height="15.771cm" svg:x="0cm" svg:y="0cm">
        <draw:image xlink:href="Pictures/10000B6A0000A57800005D1F305088FBD2344CED.svg" xlink:type="simple" xlink:show="embed" xlink:actuate="onLoad" draw:mime-type="image/svg+xml">
          <text:p/>
        </draw:image>
        <draw:image xlink:href="Pictures/10000201000003AF000002124502ABC3BC92AA5A.png" xlink:type="simple" xlink:show="embed" xlink:actuate="onLoad" draw:mime-type="image/png"/>
      </draw:frame>
      <draw:frame presentation:style-name="default-yellow-title" draw:layer="backgroundobjects" svg:width="25.191cm" svg:height="2.629cm" svg:x="1.399cm" svg:y="0.627cm" presentation:class="title" presentation:placeholder="true">
        <draw:text-box/>
      </draw:frame>
      <draw:frame presentation:style-name="default-yellow-outline1" draw:layer="backgroundobjects" svg:width="25.191cm" svg:height="9.133cm" svg:x="1.399cm" svg:y="3.684cm" presentation:class="outline" presentation:placeholder="true">
        <draw:text-box/>
      </draw:frame>
      <draw:frame presentation:style-name="Mpr4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FB22C91A12516811.svg" xlink:type="simple" xlink:show="embed" xlink:actuate="onLoad" draw:mime-type="image/svg+xml">
          <text:p/>
        </draw:image>
        <draw:image xlink:href="Pictures/10000201000003AF00000212D32CB6D7E63F8ED5.png" xlink:type="simple" xlink:show="embed" xlink:actuate="onLoad" draw:mime-type="image/png"/>
      </draw:frame>
      <draw:frame presentation:style-name="default-blue-grey-title" draw:layer="backgroundobjects" svg:width="25.191cm" svg:height="2.629cm" svg:x="1.399cm" svg:y="0.627cm" presentation:class="title" presentation:placeholder="true">
        <draw:text-box/>
      </draw:frame>
      <draw:frame presentation:style-name="default-blue-grey-outline1" draw:layer="backgroundobjects" svg:width="25.191cm" svg:height="9.133cm" svg:x="1.399cm" svg:y="3.684cm" presentation:class="outline" presentation:placeholder="true">
        <draw:text-box/>
      </draw:frame>
      <draw:frame presentation:style-name="Mpr4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8.007cm" svg:height="15.771cm" svg:x="0cm" svg:y="0cm">
        <draw:image xlink:href="Pictures/100002010000064000000384F015C5BB945C42DA.png" xlink:type="simple" xlink:show="embed" xlink:actuate="onLoad" draw:mime-type="image/png">
          <text:p/>
        </draw:image>
      </draw:frame>
      <draw:frame presentation:style-name="default-brown-title" draw:layer="backgroundobjects" svg:width="25.191cm" svg:height="2.629cm" svg:x="1.399cm" svg:y="0.627cm" presentation:class="title" presentation:placeholder="true">
        <draw:text-box/>
      </draw:frame>
      <draw:frame presentation:style-name="default-brown-outline1" draw:layer="backgroundobjects" svg:width="25.191cm" svg:height="9.133cm" svg:x="1.399cm" svg:y="3.684cm" presentation:class="outline" presentation:placeholder="true">
        <draw:text-box/>
      </draw:frame>
      <draw:frame presentation:style-name="Mpr5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5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8.007cm" svg:height="15.771cm" svg:x="0cm" svg:y="0cm">
        <draw:image xlink:href="Pictures/1000020100000640000003845D3EC3CFFE8DBAD1.png" xlink:type="simple" xlink:show="embed" xlink:actuate="onLoad" draw:mime-type="image/png">
          <text:p/>
        </draw:image>
      </draw:frame>
      <draw:frame presentation:style-name="default-grey-title" draw:layer="backgroundobjects" svg:width="25.191cm" svg:height="2.629cm" svg:x="1.399cm" svg:y="0.627cm" presentation:class="title" presentation:placeholder="true">
        <draw:text-box/>
      </draw:frame>
      <draw:frame presentation:style-name="default-grey-outline1" draw:layer="backgroundobjects" svg:width="25.191cm" svg:height="9.133cm" svg:x="1.399cm" svg:y="3.684cm" presentation:class="outline" presentation:placeholder="true">
        <draw:text-box/>
      </draw:frame>
      <draw:frame presentation:style-name="Mpr5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5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9920CDA2E660FCCC.svg" xlink:type="simple" xlink:show="embed" xlink:actuate="onLoad" draw:mime-type="image/svg+xml">
          <text:p/>
        </draw:image>
        <draw:image xlink:href="Pictures/10000201000003AF00000212BB19F3DE5148AFC0.png" xlink:type="simple" xlink:show="embed" xlink:actuate="onLoad" draw:mime-type="image/png"/>
      </draw:frame>
      <draw:frame presentation:style-name="background-amber-title" draw:layer="backgroundobjects" svg:width="25.191cm" svg:height="2.629cm" svg:x="1.399cm" svg:y="0.627cm" presentation:class="title" presentation:placeholder="true">
        <draw:text-box/>
      </draw:frame>
      <draw:frame presentation:style-name="background-amber-outline1" draw:layer="backgroundobjects" svg:width="25.191cm" svg:height="9.133cm" svg:x="1.399cm" svg:y="3.684cm" presentation:class="outline" presentation:placeholder="true">
        <draw:text-box/>
      </draw:frame>
      <draw:frame presentation:style-name="Mpr5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8.007cm" svg:height="15.771cm" svg:x="0cm" svg:y="0cm">
        <draw:image xlink:href="Pictures/10000C480000A55D00005D054E074021344B3503.svg" xlink:type="simple" xlink:show="embed" xlink:actuate="onLoad" draw:mime-type="image/svg+xml">
          <text:p/>
        </draw:image>
        <draw:image xlink:href="Pictures/10000201000003AF0000021238232474F887BD68.png" xlink:type="simple" xlink:show="embed" xlink:actuate="onLoad" draw:mime-type="image/png"/>
      </draw:frame>
      <draw:frame presentation:style-name="background-blue-title" draw:layer="backgroundobjects" svg:width="25.191cm" svg:height="2.629cm" svg:x="1.399cm" svg:y="0.627cm" presentation:class="title" presentation:placeholder="true">
        <draw:text-box/>
      </draw:frame>
      <draw:frame presentation:style-name="background-blue-outline1" draw:layer="backgroundobjects" svg:width="25.191cm" svg:height="9.133cm" svg:x="1.399cm" svg:y="3.684cm" presentation:class="outline" presentation:placeholder="true">
        <draw:text-box/>
      </draw:frame>
      <draw:frame presentation:style-name="Mpr61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61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61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86C4D7DDA382EA07.svg" xlink:type="simple" xlink:show="embed" xlink:actuate="onLoad" draw:mime-type="image/svg+xml">
          <text:p/>
        </draw:image>
        <draw:image xlink:href="Pictures/10000201000003AF000002128C5C0F35956B12D5.png" xlink:type="simple" xlink:show="embed" xlink:actuate="onLoad" draw:mime-type="image/png"/>
      </draw:frame>
      <draw:frame presentation:style-name="background-cyan-title" draw:layer="backgroundobjects" svg:width="25.191cm" svg:height="2.629cm" svg:x="1.399cm" svg:y="0.627cm" presentation:class="title" presentation:placeholder="true">
        <draw:text-box/>
      </draw:frame>
      <draw:frame presentation:style-name="background-cyan-outline1" draw:layer="backgroundobjects" svg:width="25.191cm" svg:height="9.133cm" svg:x="1.399cm" svg:y="3.684cm" presentation:class="outline" presentation:placeholder="true">
        <draw:text-box/>
      </draw:frame>
      <draw:frame presentation:style-name="Mpr64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64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64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716D787D2B013A56.svg" xlink:type="simple" xlink:show="embed" xlink:actuate="onLoad" draw:mime-type="image/svg+xml">
          <text:p/>
        </draw:image>
        <draw:image xlink:href="Pictures/10000201000003AF00000212EF142F3719CDE0D0.png" xlink:type="simple" xlink:show="embed" xlink:actuate="onLoad" draw:mime-type="image/png"/>
      </draw:frame>
      <draw:frame presentation:style-name="background-deep-orange-title" draw:layer="backgroundobjects" svg:width="25.191cm" svg:height="2.629cm" svg:x="1.399cm" svg:y="0.627cm" presentation:class="title" presentation:placeholder="true">
        <draw:text-box/>
      </draw:frame>
      <draw:frame presentation:style-name="background-deep-orange-outline1" draw:layer="backgroundobjects" svg:width="25.191cm" svg:height="9.133cm" svg:x="1.399cm" svg:y="3.684cm" presentation:class="outline" presentation:placeholder="true">
        <draw:text-box/>
      </draw:frame>
      <draw:frame presentation:style-name="Mpr67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67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67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4B8DC158C754DB70.svg" xlink:type="simple" xlink:show="embed" xlink:actuate="onLoad" draw:mime-type="image/svg+xml">
          <text:p/>
        </draw:image>
        <draw:image xlink:href="Pictures/10000201000003AF00000212AE8AB71441709BAA.png" xlink:type="simple" xlink:show="embed" xlink:actuate="onLoad" draw:mime-type="image/png"/>
      </draw:frame>
      <draw:frame presentation:style-name="background-deep-purple-title" draw:layer="backgroundobjects" svg:width="25.191cm" svg:height="2.629cm" svg:x="1.399cm" svg:y="0.627cm" presentation:class="title" presentation:placeholder="true">
        <draw:text-box/>
      </draw:frame>
      <draw:frame presentation:style-name="background-deep-purple-outline1" draw:layer="backgroundobjects" svg:width="25.191cm" svg:height="9.133cm" svg:x="1.399cm" svg:y="3.684cm" presentation:class="outline" presentation:placeholder="true">
        <draw:text-box/>
      </draw:frame>
      <draw:frame presentation:style-name="Mpr70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0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0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8.007cm" svg:height="15.771cm" svg:x="0cm" svg:y="0cm">
        <draw:image xlink:href="Pictures/100002010000064000000384610DA3B95B933C77.png" xlink:type="simple" xlink:show="embed" xlink:actuate="onLoad" draw:mime-type="image/png">
          <text:p/>
        </draw:image>
      </draw:frame>
      <draw:frame presentation:style-name="background-green-title" draw:layer="backgroundobjects" svg:width="25.191cm" svg:height="2.629cm" svg:x="1.399cm" svg:y="0.627cm" presentation:class="title" presentation:placeholder="true">
        <draw:text-box/>
      </draw:frame>
      <draw:frame presentation:style-name="background-green-outline1" draw:layer="backgroundobjects" svg:width="25.191cm" svg:height="9.133cm" svg:x="1.399cm" svg:y="3.684cm" presentation:class="outline" presentation:placeholder="true">
        <draw:text-box/>
      </draw:frame>
      <draw:frame presentation:style-name="Mpr73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3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3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8.007cm" svg:height="15.848cm" svg:x="0cm" svg:y="0cm">
        <draw:image xlink:href="Pictures/10000CA50000A55D00005D0509F8AC7994D827EC.svg" xlink:type="simple" xlink:show="embed" xlink:actuate="onLoad" draw:mime-type="image/svg+xml">
          <text:p/>
        </draw:image>
        <draw:image xlink:href="Pictures/10000201000003AF00000212790050DE7E49FFB4.png" xlink:type="simple" xlink:show="embed" xlink:actuate="onLoad" draw:mime-type="image/png"/>
      </draw:frame>
      <draw:frame presentation:style-name="background-indigo-title" draw:layer="backgroundobjects" svg:width="25.191cm" svg:height="2.629cm" svg:x="1.399cm" svg:y="0.627cm" presentation:class="title" presentation:placeholder="true">
        <draw:text-box/>
      </draw:frame>
      <draw:frame presentation:style-name="background-indigo-outline1" draw:layer="backgroundobjects" svg:width="25.191cm" svg:height="9.133cm" svg:x="1.399cm" svg:y="3.684cm" presentation:class="outline" presentation:placeholder="true">
        <draw:text-box/>
      </draw:frame>
      <draw:frame presentation:style-name="Mpr76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6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6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B11829311667CC4B.svg" xlink:type="simple" xlink:show="embed" xlink:actuate="onLoad" draw:mime-type="image/svg+xml">
          <text:p/>
        </draw:image>
        <draw:image xlink:href="Pictures/10000201000003AF0000021251D9A6654EF53049.png" xlink:type="simple" xlink:show="embed" xlink:actuate="onLoad" draw:mime-type="image/png"/>
      </draw:frame>
      <draw:frame presentation:style-name="background-light-blue-title" draw:layer="backgroundobjects" svg:width="25.191cm" svg:height="2.629cm" svg:x="1.399cm" svg:y="0.627cm" presentation:class="title" presentation:placeholder="true">
        <draw:text-box/>
      </draw:frame>
      <draw:frame presentation:style-name="background-light-blue-outline1" draw:layer="backgroundobjects" svg:width="25.191cm" svg:height="9.133cm" svg:x="1.399cm" svg:y="3.684cm" presentation:class="outline" presentation:placeholder="true">
        <draw:text-box/>
      </draw:frame>
      <draw:frame presentation:style-name="Mpr79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9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9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8.007cm" svg:height="15.771cm" svg:x="0.082cm" svg:y="0.04cm">
        <draw:image xlink:href="Pictures/10000C570000A55D00005D0531A5FB31EFAA0624.svg" xlink:type="simple" xlink:show="embed" xlink:actuate="onLoad" draw:mime-type="image/svg+xml">
          <text:p/>
        </draw:image>
        <draw:image xlink:href="Pictures/10000201000003AF0000021228360C4A1D97BBD7.png" xlink:type="simple" xlink:show="embed" xlink:actuate="onLoad" draw:mime-type="image/png"/>
      </draw:frame>
      <draw:frame presentation:style-name="background-light-green-title" draw:layer="backgroundobjects" svg:width="25.191cm" svg:height="2.629cm" svg:x="1.399cm" svg:y="0.627cm" presentation:class="title" presentation:placeholder="true">
        <draw:text-box/>
      </draw:frame>
      <draw:frame presentation:style-name="background-light-green-outline1" draw:layer="backgroundobjects" svg:width="25.191cm" svg:height="9.133cm" svg:x="1.399cm" svg:y="3.684cm" presentation:class="outline" presentation:placeholder="true">
        <draw:text-box/>
      </draw:frame>
      <draw:frame presentation:style-name="Mpr82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82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82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8.007cm" svg:height="15.771cm" svg:x="0cm" svg:y="0cm">
        <draw:image xlink:href="Pictures/10000C8B0000A55D00005D05141484838C79B6B3.svg" xlink:type="simple" xlink:show="embed" xlink:actuate="onLoad" draw:mime-type="image/svg+xml">
          <text:p/>
        </draw:image>
        <draw:image xlink:href="Pictures/10000201000003AF0000021273B35264C052CFDB.png" xlink:type="simple" xlink:show="embed" xlink:actuate="onLoad" draw:mime-type="image/png"/>
      </draw:frame>
      <draw:frame presentation:style-name="background-lime-title" draw:layer="backgroundobjects" svg:width="25.191cm" svg:height="2.629cm" svg:x="1.399cm" svg:y="0.627cm" presentation:class="title" presentation:placeholder="true">
        <draw:text-box/>
      </draw:frame>
      <draw:frame presentation:style-name="background-lime-outline1" draw:layer="backgroundobjects" svg:width="25.191cm" svg:height="9.133cm" svg:x="1.399cm" svg:y="3.684cm" presentation:class="outline" presentation:placeholder="true">
        <draw:text-box/>
      </draw:frame>
      <draw:frame presentation:style-name="Mpr8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8.007cm" svg:height="15.771cm" svg:x="0cm" svg:y="0cm">
        <draw:image xlink:href="Pictures/10000CA50000A55D00005D05D24E5E9733F7453C.svg" xlink:type="simple" xlink:show="embed" xlink:actuate="onLoad" draw:mime-type="image/svg+xml">
          <text:p/>
        </draw:image>
        <draw:image xlink:href="Pictures/10000201000003AF0000021256B51354775EE203.png" xlink:type="simple" xlink:show="embed" xlink:actuate="onLoad" draw:mime-type="image/png"/>
      </draw:frame>
      <draw:frame presentation:style-name="background-orange-title" draw:layer="backgroundobjects" svg:width="25.191cm" svg:height="2.629cm" svg:x="1.399cm" svg:y="0.627cm" presentation:class="title" presentation:placeholder="true">
        <draw:text-box/>
      </draw:frame>
      <draw:frame presentation:style-name="background-orange-outline1" draw:layer="backgroundobjects" svg:width="25.191cm" svg:height="9.133cm" svg:x="1.399cm" svg:y="3.684cm" presentation:class="outline" presentation:placeholder="true">
        <draw:text-box/>
      </draw:frame>
      <draw:frame presentation:style-name="Mpr88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88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88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A1C64CCAAD068CB0.svg" xlink:type="simple" xlink:show="embed" xlink:actuate="onLoad" draw:mime-type="image/svg+xml">
          <text:p/>
        </draw:image>
        <draw:image xlink:href="Pictures/10000201000003AF00000212C60A1A8FF03EC8D5.png" xlink:type="simple" xlink:show="embed" xlink:actuate="onLoad" draw:mime-type="image/png"/>
      </draw:frame>
      <draw:frame presentation:style-name="background-pink-title" draw:layer="backgroundobjects" svg:width="25.191cm" svg:height="2.629cm" svg:x="1.399cm" svg:y="0.627cm" presentation:class="title" presentation:placeholder="true">
        <draw:text-box/>
      </draw:frame>
      <draw:frame presentation:style-name="background-pink-outline1" draw:layer="backgroundobjects" svg:width="25.191cm" svg:height="9.133cm" svg:x="1.399cm" svg:y="3.684cm" presentation:class="outline" presentation:placeholder="true">
        <draw:text-box/>
      </draw:frame>
      <draw:frame presentation:style-name="Mpr91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91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91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37DD848E31C52994.svg" xlink:type="simple" xlink:show="embed" xlink:actuate="onLoad" draw:mime-type="image/svg+xml">
          <text:p/>
        </draw:image>
        <draw:image xlink:href="Pictures/10000201000003AF00000212D11AF2D84176FA9C.png" xlink:type="simple" xlink:show="embed" xlink:actuate="onLoad" draw:mime-type="image/png"/>
      </draw:frame>
      <draw:frame presentation:style-name="background-purple-title" draw:layer="backgroundobjects" svg:width="25.191cm" svg:height="2.629cm" svg:x="1.399cm" svg:y="0.627cm" presentation:class="title" presentation:placeholder="true">
        <draw:text-box/>
      </draw:frame>
      <draw:frame presentation:style-name="background-purple-outline1" draw:layer="backgroundobjects" svg:width="25.191cm" svg:height="9.133cm" svg:x="1.399cm" svg:y="3.684cm" presentation:class="outline" presentation:placeholder="true">
        <draw:text-box/>
      </draw:frame>
      <draw:frame presentation:style-name="Mpr94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94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94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7D1CB25F46B54EC1.svg" xlink:type="simple" xlink:show="embed" xlink:actuate="onLoad" draw:mime-type="image/svg+xml">
          <text:p/>
        </draw:image>
        <draw:image xlink:href="Pictures/10000201000003AF00000212D372FAF56FDF165E.png" xlink:type="simple" xlink:show="embed" xlink:actuate="onLoad" draw:mime-type="image/png"/>
      </draw:frame>
      <draw:frame presentation:style-name="background-red-title" draw:layer="backgroundobjects" svg:width="25.191cm" svg:height="2.629cm" svg:x="1.399cm" svg:y="0.627cm" presentation:class="title" presentation:placeholder="true">
        <draw:text-box/>
      </draw:frame>
      <draw:frame presentation:style-name="background-red-outline1" draw:layer="backgroundobjects" svg:width="25.191cm" svg:height="9.133cm" svg:x="1.399cm" svg:y="3.684cm" presentation:class="outline" presentation:placeholder="true">
        <draw:text-box/>
      </draw:frame>
      <draw:frame presentation:style-name="Mpr97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97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97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429240F0C5E07B5E.svg" xlink:type="simple" xlink:show="embed" xlink:actuate="onLoad" draw:mime-type="image/svg+xml">
          <text:p/>
        </draw:image>
        <draw:image xlink:href="Pictures/10000201000003AF0000021272C735421DC3F72E.png" xlink:type="simple" xlink:show="embed" xlink:actuate="onLoad" draw:mime-type="image/png"/>
      </draw:frame>
      <draw:frame presentation:style-name="background-teal-title" draw:layer="backgroundobjects" svg:width="25.191cm" svg:height="2.629cm" svg:x="1.399cm" svg:y="0.627cm" presentation:class="title" presentation:placeholder="true">
        <draw:text-box/>
      </draw:frame>
      <draw:frame presentation:style-name="background-teal-outline1" draw:layer="backgroundobjects" svg:width="25.191cm" svg:height="9.133cm" svg:x="1.399cm" svg:y="3.684cm" presentation:class="outline" presentation:placeholder="true">
        <draw:text-box/>
      </draw:frame>
      <draw:frame presentation:style-name="Mpr100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00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00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8.007cm" svg:height="15.771cm" svg:x="0cm" svg:y="0cm">
        <draw:image xlink:href="Pictures/10000CA50000A55D00005D0517196A5A89423381.svg" xlink:type="simple" xlink:show="embed" xlink:actuate="onLoad" draw:mime-type="image/svg+xml">
          <text:p/>
        </draw:image>
        <draw:image xlink:href="Pictures/10000201000003AF0000021206DA133A75CCD106.png" xlink:type="simple" xlink:show="embed" xlink:actuate="onLoad" draw:mime-type="image/png"/>
      </draw:frame>
      <draw:frame presentation:style-name="background-yellow-title" draw:layer="backgroundobjects" svg:width="25.191cm" svg:height="2.629cm" svg:x="1.399cm" svg:y="0.627cm" presentation:class="title" presentation:placeholder="true">
        <draw:text-box/>
      </draw:frame>
      <draw:frame presentation:style-name="background-yellow-outline1" draw:layer="backgroundobjects" svg:width="25.191cm" svg:height="9.133cm" svg:x="1.399cm" svg:y="3.684cm" presentation:class="outline" presentation:placeholder="true">
        <draw:text-box/>
      </draw:frame>
      <draw:frame presentation:style-name="Mpr10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8.007cm" svg:height="15.771cm" svg:x="0cm" svg:y="0.04cm">
        <draw:image xlink:href="Pictures/10000CA40000A55D00005D059FDB0C75D48DF2AC.svg" xlink:type="simple" xlink:show="embed" xlink:actuate="onLoad" draw:mime-type="image/svg+xml">
          <text:p/>
        </draw:image>
        <draw:image xlink:href="Pictures/10000201000003AF00000212DAFB0EF84B03EB61.png" xlink:type="simple" xlink:show="embed" xlink:actuate="onLoad" draw:mime-type="image/png"/>
      </draw:frame>
      <draw:frame presentation:style-name="background-blue-grey-title" draw:layer="backgroundobjects" svg:width="25.191cm" svg:height="2.629cm" svg:x="1.399cm" svg:y="0.627cm" presentation:class="title" presentation:placeholder="true">
        <draw:text-box/>
      </draw:frame>
      <draw:frame presentation:style-name="background-blue-grey-outline1" draw:layer="backgroundobjects" svg:width="25.191cm" svg:height="9.133cm" svg:x="1.399cm" svg:y="3.684cm" presentation:class="outline" presentation:placeholder="true">
        <draw:text-box/>
      </draw:frame>
      <draw:frame presentation:style-name="Mpr106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06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06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8.007cm" svg:height="15.771cm" svg:x="0cm" svg:y="0cm">
        <draw:image xlink:href="Pictures/10000CA50000A55D00005D0518131B57E128C958.svg" xlink:type="simple" xlink:show="embed" xlink:actuate="onLoad" draw:mime-type="image/svg+xml">
          <text:p/>
        </draw:image>
        <draw:image xlink:href="Pictures/10000201000003AF00000212A7A314DB8F4463F5.png" xlink:type="simple" xlink:show="embed" xlink:actuate="onLoad" draw:mime-type="image/png"/>
      </draw:frame>
      <draw:frame presentation:style-name="background-brown-title" draw:layer="backgroundobjects" svg:width="25.191cm" svg:height="2.629cm" svg:x="1.399cm" svg:y="0.627cm" presentation:class="title" presentation:placeholder="true">
        <draw:text-box/>
      </draw:frame>
      <draw:frame presentation:style-name="background-brown-outline1" draw:layer="backgroundobjects" svg:width="25.191cm" svg:height="9.133cm" svg:x="1.399cm" svg:y="3.684cm" presentation:class="outline" presentation:placeholder="true">
        <draw:text-box/>
      </draw:frame>
      <draw:frame presentation:style-name="Mpr109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09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09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2">
      <draw:frame draw:style-name="Mgr3" draw:text-style-name="MP5" draw:layer="backgroundobjects" svg:width="28.007cm" svg:height="15.695cm" svg:x="0cm" svg:y="0cm">
        <draw:image xlink:href="Pictures/1000020100000640000003843781C0C5D2D64797.png" xlink:type="simple" xlink:show="embed" xlink:actuate="onLoad" draw:mime-type="image/png">
          <text:p/>
        </draw:image>
      </draw:frame>
      <draw:frame presentation:style-name="background-grey-title" draw:layer="backgroundobjects" svg:width="25.191cm" svg:height="2.629cm" svg:x="1.399cm" svg:y="0.627cm" presentation:class="title" presentation:placeholder="true">
        <draw:text-box/>
      </draw:frame>
      <draw:frame presentation:style-name="background-grey-outline1" draw:layer="backgroundobjects" svg:width="25.191cm" svg:height="9.133cm" svg:x="1.399cm" svg:y="3.684cm" presentation:class="outline" presentation:placeholder="true">
        <draw:text-box/>
      </draw:frame>
      <draw:frame presentation:style-name="Mpr112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12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12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B35797DA2EC0E81A.svg" xlink:type="simple" xlink:show="embed" xlink:actuate="onLoad" draw:mime-type="image/svg+xml">
          <text:p/>
        </draw:image>
        <draw:image xlink:href="Pictures/10000201000003AF000002122446B8E9D59ABC34.png" xlink:type="simple" xlink:show="embed" xlink:actuate="onLoad" draw:mime-type="image/png"/>
      </draw:frame>
      <draw:frame presentation:style-name="single-amber-title" draw:layer="backgroundobjects" svg:width="25.138cm" svg:height="2.54cm" svg:x="1.399cm" svg:y="6.095cm" presentation:class="title" presentation:placeholder="true">
        <draw:text-box/>
      </draw:frame>
      <draw:frame presentation:style-name="single-amber-outline1" draw:layer="backgroundobjects" svg:width="25.138cm" svg:height="5.079cm" svg:x="1.399cm" svg:y="8.888cm" presentation:class="outline" presentation:placeholder="true">
        <draw:text-box/>
      </draw:frame>
      <draw:frame presentation:style-name="Mpr11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1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2010000064000000384E6279C3E56C2B109.png" xlink:type="simple" xlink:show="embed" xlink:actuate="onLoad" draw:mime-type="image/png">
          <text:p/>
        </draw:image>
      </draw:frame>
      <draw:frame presentation:style-name="single-blue-title" draw:layer="backgroundobjects" svg:width="25.138cm" svg:height="2.54cm" svg:x="1.399cm" svg:y="6.095cm" presentation:class="title" presentation:placeholder="true">
        <draw:text-box/>
      </draw:frame>
      <draw:frame presentation:style-name="single-blue-outline1" draw:layer="backgroundobjects" svg:width="25.138cm" svg:height="5.079cm" svg:x="1.399cm" svg:y="8.888cm" presentation:class="outline" presentation:placeholder="true">
        <draw:text-box/>
      </draw:frame>
      <draw:frame presentation:style-name="Mpr11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1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20100000640000003847995A6F53CCD54A6.png" xlink:type="simple" xlink:show="embed" xlink:actuate="onLoad" draw:mime-type="image/png">
          <text:p/>
        </draw:image>
      </draw:frame>
      <draw:frame presentation:style-name="single-cyan-title" draw:layer="backgroundobjects" svg:width="25.138cm" svg:height="2.54cm" svg:x="1.399cm" svg:y="6.095cm" presentation:class="title" presentation:placeholder="true">
        <draw:text-box/>
      </draw:frame>
      <draw:frame presentation:style-name="single-cyan-outline1" draw:layer="backgroundobjects" svg:width="25.138cm" svg:height="5.079cm" svg:x="1.399cm" svg:y="8.888cm" presentation:class="outline" presentation:placeholder="true">
        <draw:text-box/>
      </draw:frame>
      <draw:frame presentation:style-name="Mpr12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2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B703E0C5A908DB5D.svg" xlink:type="simple" xlink:show="embed" xlink:actuate="onLoad" draw:mime-type="image/svg+xml">
          <text:p/>
        </draw:image>
        <draw:image xlink:href="Pictures/10000201000003AF00000212F3E753A186FE7FCD.png" xlink:type="simple" xlink:show="embed" xlink:actuate="onLoad" draw:mime-type="image/png"/>
      </draw:frame>
      <draw:frame presentation:style-name="single-deep-orange-title" draw:layer="backgroundobjects" svg:width="25.138cm" svg:height="2.54cm" svg:x="1.399cm" svg:y="6.095cm" presentation:class="title" presentation:placeholder="true">
        <draw:text-box/>
      </draw:frame>
      <draw:frame presentation:style-name="single-deep-orange-outline1" draw:layer="backgroundobjects" svg:width="25.138cm" svg:height="5.079cm" svg:x="1.399cm" svg:y="8.888cm" presentation:class="outline" presentation:placeholder="true">
        <draw:text-box/>
      </draw:frame>
      <draw:frame presentation:style-name="Mpr12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2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EE2D95815D777B9.svg" xlink:type="simple" xlink:show="embed" xlink:actuate="onLoad" draw:mime-type="image/svg+xml">
          <text:p/>
        </draw:image>
        <draw:image xlink:href="Pictures/10000201000003AF0000021280D2AEC0D7D78807.png" xlink:type="simple" xlink:show="embed" xlink:actuate="onLoad" draw:mime-type="image/png"/>
      </draw:frame>
      <draw:frame presentation:style-name="single-deep-purple-title" draw:layer="backgroundobjects" svg:width="25.138cm" svg:height="2.54cm" svg:x="1.399cm" svg:y="6.095cm" presentation:class="title" presentation:placeholder="true">
        <draw:text-box/>
      </draw:frame>
      <draw:frame presentation:style-name="single-deep-purple-outline1" draw:layer="backgroundobjects" svg:width="25.138cm" svg:height="5.079cm" svg:x="1.399cm" svg:y="8.888cm" presentation:class="outline" presentation:placeholder="true">
        <draw:text-box/>
      </draw:frame>
      <draw:frame presentation:style-name="Mpr12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2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22B7F80BAA04A6CB.svg" xlink:type="simple" xlink:show="embed" xlink:actuate="onLoad" draw:mime-type="image/svg+xml">
          <text:p/>
        </draw:image>
        <draw:image xlink:href="Pictures/10000201000003AF000002127A570160FA4E36A1.png" xlink:type="simple" xlink:show="embed" xlink:actuate="onLoad" draw:mime-type="image/png"/>
      </draw:frame>
      <draw:frame presentation:style-name="single-green-title" draw:layer="backgroundobjects" svg:width="25.138cm" svg:height="2.54cm" svg:x="1.399cm" svg:y="6.095cm" presentation:class="title" presentation:placeholder="true">
        <draw:text-box/>
      </draw:frame>
      <draw:frame presentation:style-name="single-green-outline1" draw:layer="backgroundobjects" svg:width="25.138cm" svg:height="5.079cm" svg:x="1.399cm" svg:y="8.888cm" presentation:class="outline" presentation:placeholder="true">
        <draw:text-box/>
      </draw:frame>
      <draw:frame presentation:style-name="Mpr13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DB22537EABAAD4E1.svg" xlink:type="simple" xlink:show="embed" xlink:actuate="onLoad" draw:mime-type="image/svg+xml">
          <text:p/>
        </draw:image>
        <draw:image xlink:href="Pictures/10000201000003AF000002126AD10CAB140FC316.png" xlink:type="simple" xlink:show="embed" xlink:actuate="onLoad" draw:mime-type="image/png"/>
      </draw:frame>
      <draw:frame presentation:style-name="single-indigo-title" draw:layer="backgroundobjects" svg:width="25.138cm" svg:height="2.54cm" svg:x="1.399cm" svg:y="6.095cm" presentation:class="title" presentation:placeholder="true">
        <draw:text-box/>
      </draw:frame>
      <draw:frame presentation:style-name="single-indigo-outline1" draw:layer="backgroundobjects" svg:width="25.138cm" svg:height="5.079cm" svg:x="1.399cm" svg:y="8.888cm" presentation:class="outline" presentation:placeholder="true">
        <draw:text-box/>
      </draw:frame>
      <draw:frame presentation:style-name="Mpr13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3A70DFEA83808E12.svg" xlink:type="simple" xlink:show="embed" xlink:actuate="onLoad" draw:mime-type="image/svg+xml">
          <text:p/>
        </draw:image>
        <draw:image xlink:href="Pictures/10000201000003AF0000021244F1EFFBE7F0D206.png" xlink:type="simple" xlink:show="embed" xlink:actuate="onLoad" draw:mime-type="image/png"/>
      </draw:frame>
      <draw:frame presentation:style-name="single-light-blue-title" draw:layer="backgroundobjects" svg:width="25.138cm" svg:height="2.54cm" svg:x="1.399cm" svg:y="6.095cm" presentation:class="title" presentation:placeholder="true">
        <draw:text-box/>
      </draw:frame>
      <draw:frame presentation:style-name="single-light-blue-outline1" draw:layer="backgroundobjects" svg:width="25.138cm" svg:height="5.079cm" svg:x="1.399cm" svg:y="8.888cm" presentation:class="outline" presentation:placeholder="true">
        <draw:text-box/>
      </draw:frame>
      <draw:frame presentation:style-name="Mpr13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8539BF999A2E3A26.svg" xlink:type="simple" xlink:show="embed" xlink:actuate="onLoad" draw:mime-type="image/svg+xml">
          <text:p/>
        </draw:image>
        <draw:image xlink:href="Pictures/10000201000003AF00000212542D776AD38D8D89.png" xlink:type="simple" xlink:show="embed" xlink:actuate="onLoad" draw:mime-type="image/png"/>
      </draw:frame>
      <draw:frame presentation:style-name="single-light-green-title" draw:layer="backgroundobjects" svg:width="25.138cm" svg:height="2.54cm" svg:x="1.399cm" svg:y="6.095cm" presentation:class="title" presentation:placeholder="true">
        <draw:text-box/>
      </draw:frame>
      <draw:frame presentation:style-name="single-light-green-outline1" draw:layer="backgroundobjects" svg:width="25.138cm" svg:height="5.079cm" svg:x="1.399cm" svg:y="8.888cm" presentation:class="outline" presentation:placeholder="true">
        <draw:text-box/>
      </draw:frame>
      <draw:frame presentation:style-name="Mpr139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19" draw:layer="backgroundobjects" svg:width="8.872cm" svg:height="1.085cm" svg:x="9.572cm" svg:y="14.346cm" presentation:class="footer">
        <draw:text-box>
          <text:p text:style-name="MP18"><text:span text:style-name="MT1"><presentation:footer/></text:span></text:p>
        </draw:text-box>
      </draw:frame>
      <draw:frame presentation:style-name="Mpr139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C3286C97532D1D4.svg" xlink:type="simple" xlink:show="embed" xlink:actuate="onLoad" draw:mime-type="image/svg+xml">
          <text:p/>
        </draw:image>
        <draw:image xlink:href="Pictures/10000201000003AF00000212860108EA2A9520AA.png" xlink:type="simple" xlink:show="embed" xlink:actuate="onLoad" draw:mime-type="image/png"/>
      </draw:frame>
      <draw:frame presentation:style-name="single-lime-title" draw:layer="backgroundobjects" svg:width="25.138cm" svg:height="3.556cm" svg:x="1.399cm" svg:y="6.095cm" presentation:class="title" presentation:placeholder="true">
        <draw:text-box/>
      </draw:frame>
      <draw:frame presentation:style-name="single-lime-outline1" draw:layer="backgroundobjects" svg:width="25.138cm" svg:height="5.079cm" svg:x="1.399cm" svg:y="8.888cm" presentation:class="outline" presentation:placeholder="true">
        <draw:text-box/>
      </draw:frame>
      <draw:frame presentation:style-name="Mpr14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4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58CF34E24AD901FB.svg" xlink:type="simple" xlink:show="embed" xlink:actuate="onLoad" draw:mime-type="image/svg+xml">
          <text:p/>
        </draw:image>
        <draw:image xlink:href="Pictures/10000201000003AF00000212E12ABD580F25AACF.png" xlink:type="simple" xlink:show="embed" xlink:actuate="onLoad" draw:mime-type="image/png"/>
      </draw:frame>
      <draw:frame presentation:style-name="single-orange-title" draw:layer="backgroundobjects" svg:width="25.138cm" svg:height="2.54cm" svg:x="1.399cm" svg:y="6.095cm" presentation:class="title" presentation:placeholder="true">
        <draw:text-box/>
      </draw:frame>
      <draw:frame presentation:style-name="single-orange-outline1" draw:layer="backgroundobjects" svg:width="25.138cm" svg:height="5.079cm" svg:x="1.399cm" svg:y="8.888cm" presentation:class="outline" presentation:placeholder="true">
        <draw:text-box/>
      </draw:frame>
      <draw:frame presentation:style-name="Mpr14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4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5F5CE29FCE60D225.svg" xlink:type="simple" xlink:show="embed" xlink:actuate="onLoad" draw:mime-type="image/svg+xml">
          <text:p/>
        </draw:image>
        <draw:image xlink:href="Pictures/10000201000003AF00000212EA2CF0902BE0AF19.png" xlink:type="simple" xlink:show="embed" xlink:actuate="onLoad" draw:mime-type="image/png"/>
      </draw:frame>
      <draw:frame presentation:style-name="single-pink-title" draw:layer="backgroundobjects" svg:width="25.138cm" svg:height="2.54cm" svg:x="1.399cm" svg:y="6.095cm" presentation:class="title" presentation:placeholder="true">
        <draw:text-box/>
      </draw:frame>
      <draw:frame presentation:style-name="single-pink-outline1" draw:layer="backgroundobjects" svg:width="25.138cm" svg:height="5.079cm" svg:x="1.399cm" svg:y="8.888cm" presentation:class="outline" presentation:placeholder="true">
        <draw:text-box/>
      </draw:frame>
      <draw:frame presentation:style-name="Mpr14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4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2010000064000000384D7D6A7E2A28E0E8E.png" xlink:type="simple" xlink:show="embed" xlink:actuate="onLoad" draw:mime-type="image/png">
          <text:p/>
        </draw:image>
      </draw:frame>
      <draw:frame presentation:style-name="single-purple-title" draw:layer="backgroundobjects" svg:width="25.138cm" svg:height="2.54cm" svg:x="1.399cm" svg:y="6.095cm" presentation:class="title" presentation:placeholder="true">
        <draw:text-box/>
      </draw:frame>
      <draw:frame presentation:style-name="single-purple-outline1" draw:layer="backgroundobjects" svg:width="25.138cm" svg:height="5.079cm" svg:x="1.399cm" svg:y="8.888cm" presentation:class="outline" presentation:placeholder="true">
        <draw:text-box/>
      </draw:frame>
      <draw:frame presentation:style-name="Mpr15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5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025E95CC70C07F5.svg" xlink:type="simple" xlink:show="embed" xlink:actuate="onLoad" draw:mime-type="image/svg+xml">
          <text:p/>
        </draw:image>
        <draw:image xlink:href="Pictures/10000201000003AF00000212714F3B780AD1287F.png" xlink:type="simple" xlink:show="embed" xlink:actuate="onLoad" draw:mime-type="image/png"/>
      </draw:frame>
      <draw:frame presentation:style-name="single-red-title" draw:layer="backgroundobjects" svg:width="25.138cm" svg:height="2.54cm" svg:x="1.399cm" svg:y="6.095cm" presentation:class="title" presentation:placeholder="true">
        <draw:text-box/>
      </draw:frame>
      <draw:frame presentation:style-name="single-red-outline1" draw:layer="backgroundobjects" svg:width="25.138cm" svg:height="5.079cm" svg:x="1.399cm" svg:y="8.888cm" presentation:class="outline" presentation:placeholder="true">
        <draw:text-box/>
      </draw:frame>
      <draw:frame presentation:style-name="Mpr15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5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DB7D5BEC418FB92D.svg" xlink:type="simple" xlink:show="embed" xlink:actuate="onLoad" draw:mime-type="image/svg+xml">
          <text:p/>
        </draw:image>
        <draw:image xlink:href="Pictures/10000201000003AF0000021295E300A6F36EDD96.png" xlink:type="simple" xlink:show="embed" xlink:actuate="onLoad" draw:mime-type="image/png"/>
      </draw:frame>
      <draw:frame presentation:style-name="single-teal-title" draw:layer="backgroundobjects" svg:width="25.138cm" svg:height="2.54cm" svg:x="1.399cm" svg:y="6.095cm" presentation:class="title" presentation:placeholder="true">
        <draw:text-box/>
      </draw:frame>
      <draw:frame presentation:style-name="single-teal-outline1" draw:layer="backgroundobjects" svg:width="25.138cm" svg:height="5.079cm" svg:x="1.399cm" svg:y="8.888cm" presentation:class="outline" presentation:placeholder="true">
        <draw:text-box/>
      </draw:frame>
      <draw:frame presentation:style-name="Mpr15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5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D789BA342ACCCEDE.svg" xlink:type="simple" xlink:show="embed" xlink:actuate="onLoad" draw:mime-type="image/svg+xml">
          <text:p/>
        </draw:image>
        <draw:image xlink:href="Pictures/10000201000003AF000002125E015AC354E619F2.png" xlink:type="simple" xlink:show="embed" xlink:actuate="onLoad" draw:mime-type="image/png"/>
      </draw:frame>
      <draw:frame presentation:style-name="single-yellow-title" draw:layer="backgroundobjects" svg:width="25.138cm" svg:height="2.54cm" svg:x="1.399cm" svg:y="6.095cm" presentation:class="title" presentation:placeholder="true">
        <draw:text-box/>
      </draw:frame>
      <draw:frame presentation:style-name="single-yellow-outline1" draw:layer="backgroundobjects" svg:width="25.138cm" svg:height="5.079cm" svg:x="1.399cm" svg:y="8.888cm" presentation:class="outline" presentation:placeholder="true">
        <draw:text-box/>
      </draw:frame>
      <draw:frame presentation:style-name="Mpr16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B8D1B6FD7036E2A6.svg" xlink:type="simple" xlink:show="embed" xlink:actuate="onLoad" draw:mime-type="image/svg+xml">
          <text:p/>
        </draw:image>
        <draw:image xlink:href="Pictures/10000201000003AF0000021274229980A1E0D307.png" xlink:type="simple" xlink:show="embed" xlink:actuate="onLoad" draw:mime-type="image/png"/>
      </draw:frame>
      <draw:frame presentation:style-name="single-blue-grey-title" draw:layer="backgroundobjects" svg:width="25.138cm" svg:height="2.54cm" svg:x="1.399cm" svg:y="6.095cm" presentation:class="title" presentation:placeholder="true">
        <draw:text-box/>
      </draw:frame>
      <draw:frame presentation:style-name="single-blue-grey-outline1" draw:layer="backgroundobjects" svg:width="25.138cm" svg:height="5.079cm" svg:x="1.399cm" svg:y="8.888cm" presentation:class="outline" presentation:placeholder="true">
        <draw:text-box/>
      </draw:frame>
      <draw:frame presentation:style-name="Mpr16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2C436B3B6A80344.svg" xlink:type="simple" xlink:show="embed" xlink:actuate="onLoad" draw:mime-type="image/svg+xml">
          <text:p/>
        </draw:image>
        <draw:image xlink:href="Pictures/10000201000003AF000002126AB3F6CD0A184B2C.png" xlink:type="simple" xlink:show="embed" xlink:actuate="onLoad" draw:mime-type="image/png"/>
      </draw:frame>
      <draw:frame presentation:style-name="single-brown-title" draw:layer="backgroundobjects" svg:width="25.138cm" svg:height="2.54cm" svg:x="1.399cm" svg:y="6.095cm" presentation:class="title" presentation:placeholder="true">
        <draw:text-box/>
      </draw:frame>
      <draw:frame presentation:style-name="single-brown-outline1" draw:layer="backgroundobjects" svg:width="25.138cm" svg:height="5.079cm" svg:x="1.399cm" svg:y="8.888cm" presentation:class="outline" presentation:placeholder="true">
        <draw:text-box/>
      </draw:frame>
      <draw:frame presentation:style-name="Mpr16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26C108EFC5E4862A.svg" xlink:type="simple" xlink:show="embed" xlink:actuate="onLoad" draw:mime-type="image/svg+xml">
          <text:p/>
        </draw:image>
        <draw:image xlink:href="Pictures/10000201000003AF000002128164068375E071C2.png" xlink:type="simple" xlink:show="embed" xlink:actuate="onLoad" draw:mime-type="image/png"/>
      </draw:frame>
      <draw:frame presentation:style-name="single-grey-title" draw:layer="backgroundobjects" svg:width="25.138cm" svg:height="2.54cm" svg:x="1.399cm" svg:y="6.095cm" presentation:class="title" presentation:placeholder="true">
        <draw:text-box/>
      </draw:frame>
      <draw:frame presentation:style-name="single-grey-outline1" draw:layer="backgroundobjects" svg:width="25.138cm" svg:height="5.079cm" svg:x="1.399cm" svg:y="8.888cm" presentation:class="outline" presentation:placeholder="true">
        <draw:text-box/>
      </draw:frame>
      <draw:frame presentation:style-name="Mpr16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8.007cm" svg:height="15.771cm" svg:x="0cm" svg:y="0cm">
        <draw:image xlink:href="Pictures/10000CA30000A57800005D1F091E86E2386821AC.svg" xlink:type="simple" xlink:show="embed" xlink:actuate="onLoad" draw:mime-type="image/svg+xml">
          <text:p/>
        </draw:image>
        <draw:image xlink:href="Pictures/10000201000003AF000002124FB3623B06064AFB.png" xlink:type="simple" xlink:show="embed" xlink:actuate="onLoad" draw:mime-type="image/png"/>
      </draw:frame>
      <draw:frame presentation:style-name="image-amber-title" draw:layer="backgroundobjects" svg:width="8.887cm" svg:height="2.54cm" svg:x="17.774cm" svg:y="1.777cm" presentation:class="title" presentation:placeholder="true">
        <draw:text-box/>
      </draw:frame>
      <draw:frame presentation:style-name="image-amber-outline1" draw:layer="backgroundobjects" svg:width="10.157cm" svg:height="9.133cm" svg:x="16.504cm" svg:y="4.571cm" presentation:class="outline" presentation:placeholder="true">
        <draw:text-box/>
      </draw:frame>
      <draw:frame presentation:style-name="Mpr17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7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draw:frame draw:style-name="Mgr3" draw:text-style-name="MP5" draw:layer="backgroundobjects" svg:width="28.007cm" svg:height="15.771cm" svg:x="0cm" svg:y="0cm">
        <draw:image xlink:href="Pictures/10000CA30000A57800005D1F3CE17DF78BA88CBC.svg" xlink:type="simple" xlink:show="embed" xlink:actuate="onLoad" draw:mime-type="image/svg+xml">
          <text:p/>
        </draw:image>
        <draw:image xlink:href="Pictures/10000201000003AF00000212CE51F9BDD9FF76D3.png" xlink:type="simple" xlink:show="embed" xlink:actuate="onLoad" draw:mime-type="image/png"/>
      </draw:frame>
      <draw:frame presentation:style-name="image-blue-title" draw:layer="backgroundobjects" svg:width="8.887cm" svg:height="2.54cm" svg:x="17.774cm" svg:y="1.777cm" presentation:class="title" presentation:placeholder="true">
        <draw:text-box/>
      </draw:frame>
      <draw:frame presentation:style-name="image-blue-outline1" draw:layer="backgroundobjects" svg:width="10.157cm" svg:height="9.143cm" svg:x="16.504cm" svg:y="4.571cm" presentation:class="outline" presentation:placeholder="true">
        <draw:text-box/>
      </draw:frame>
      <draw:frame presentation:style-name="Mpr17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7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8.007cm" svg:height="15.771cm" svg:x="0cm" svg:y="0cm">
        <draw:image xlink:href="Pictures/10000CA50000A57800005D1F0DA472220834B267.svg" xlink:type="simple" xlink:show="embed" xlink:actuate="onLoad" draw:mime-type="image/svg+xml">
          <text:p/>
        </draw:image>
        <draw:image xlink:href="Pictures/10000201000003AF000002122562666026B8A348.png" xlink:type="simple" xlink:show="embed" xlink:actuate="onLoad" draw:mime-type="image/png"/>
      </draw:frame>
      <draw:frame presentation:style-name="image-cyan-title" draw:layer="backgroundobjects" svg:width="8.887cm" svg:height="2.54cm" svg:x="17.774cm" svg:y="1.777cm" presentation:class="title" presentation:placeholder="true">
        <draw:text-box/>
      </draw:frame>
      <draw:frame presentation:style-name="image-cyan-outline1" draw:layer="backgroundobjects" svg:width="10.157cm" svg:height="9.133cm" svg:x="16.504cm" svg:y="4.571cm" presentation:class="outline" presentation:placeholder="true">
        <draw:text-box/>
      </draw:frame>
      <draw:frame presentation:style-name="Mpr17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7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8.007cm" svg:height="15.771cm" svg:x="0cm" svg:y="0cm">
        <draw:image xlink:href="Pictures/10000CA60000A57800005D1FAB190FC80C477AAC.svg" xlink:type="simple" xlink:show="embed" xlink:actuate="onLoad" draw:mime-type="image/svg+xml">
          <text:p/>
        </draw:image>
        <draw:image xlink:href="Pictures/10000201000003AF000002129A32212B8FA371BB.png" xlink:type="simple" xlink:show="embed" xlink:actuate="onLoad" draw:mime-type="image/png"/>
      </draw:frame>
      <draw:frame presentation:style-name="image-deep-orange-title" draw:layer="backgroundobjects" svg:width="8.887cm" svg:height="2.54cm" svg:x="17.774cm" svg:y="1.777cm" presentation:class="title" presentation:placeholder="true">
        <draw:text-box/>
      </draw:frame>
      <draw:frame presentation:style-name="image-deep-orange-outline1" draw:layer="backgroundobjects" svg:width="10.157cm" svg:height="9.133cm" svg:x="16.504cm" svg:y="4.571cm" presentation:class="outline" presentation:placeholder="true">
        <draw:text-box/>
      </draw:frame>
      <draw:frame presentation:style-name="Mpr18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8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8.007cm" svg:height="15.771cm" svg:x="0cm" svg:y="0cm">
        <draw:image xlink:href="Pictures/10000CA60000A57800005D1FA1F87616D7C008E3.svg" xlink:type="simple" xlink:show="embed" xlink:actuate="onLoad" draw:mime-type="image/svg+xml">
          <text:p/>
        </draw:image>
        <draw:image xlink:href="Pictures/10000201000003AF000002127B62471C4629AE2D.png" xlink:type="simple" xlink:show="embed" xlink:actuate="onLoad" draw:mime-type="image/png"/>
      </draw:frame>
      <draw:frame presentation:style-name="image-deep-purple-title" draw:layer="backgroundobjects" svg:width="8.887cm" svg:height="2.54cm" svg:x="17.774cm" svg:y="1.777cm" presentation:class="title" presentation:placeholder="true">
        <draw:text-box/>
      </draw:frame>
      <draw:frame presentation:style-name="image-deep-purple-outline1" draw:layer="backgroundobjects" svg:width="10.157cm" svg:height="9.133cm" svg:x="16.504cm" svg:y="4.571cm" presentation:class="outline" presentation:placeholder="true">
        <draw:text-box/>
      </draw:frame>
      <draw:frame presentation:style-name="Mpr18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8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8.007cm" svg:height="15.771cm" svg:x="0cm" svg:y="0cm">
        <draw:image xlink:href="Pictures/10000CA40000A57800005D1F3F6AB4CC8C9102C4.svg" xlink:type="simple" xlink:show="embed" xlink:actuate="onLoad" draw:mime-type="image/svg+xml">
          <text:p/>
        </draw:image>
        <draw:image xlink:href="Pictures/10000201000003AF00000212348FBE9810B45651.png" xlink:type="simple" xlink:show="embed" xlink:actuate="onLoad" draw:mime-type="image/png"/>
      </draw:frame>
      <draw:frame presentation:style-name="image-green-title" draw:layer="backgroundobjects" svg:width="8.887cm" svg:height="2.54cm" svg:x="17.774cm" svg:y="1.777cm" presentation:class="title" presentation:placeholder="true">
        <draw:text-box/>
      </draw:frame>
      <draw:frame presentation:style-name="image-green-outline1" draw:layer="backgroundobjects" svg:width="10.157cm" svg:height="9.133cm" svg:x="16.504cm" svg:y="4.571cm" presentation:class="outline" presentation:placeholder="true">
        <draw:text-box/>
      </draw:frame>
      <draw:frame presentation:style-name="Mpr18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8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8.007cm" svg:height="15.771cm" svg:x="0cm" svg:y="0cm">
        <draw:image xlink:href="Pictures/10000CA50000A57800005D1FF8781196D11EB4BC.svg" xlink:type="simple" xlink:show="embed" xlink:actuate="onLoad" draw:mime-type="image/svg+xml">
          <text:p/>
        </draw:image>
        <draw:image xlink:href="Pictures/10000201000003AF00000212BB617C1C65F65EE8.png" xlink:type="simple" xlink:show="embed" xlink:actuate="onLoad" draw:mime-type="image/png"/>
      </draw:frame>
      <draw:frame presentation:style-name="image-indigo-title" draw:layer="backgroundobjects" svg:width="8.887cm" svg:height="2.54cm" svg:x="17.774cm" svg:y="1.777cm" presentation:class="title" presentation:placeholder="true">
        <draw:text-box/>
      </draw:frame>
      <draw:frame presentation:style-name="image-indigo-outline1" draw:layer="backgroundobjects" svg:width="10.157cm" svg:height="9.133cm" svg:x="16.504cm" svg:y="4.571cm" presentation:class="outline" presentation:placeholder="true">
        <draw:text-box/>
      </draw:frame>
      <draw:frame presentation:style-name="Mpr19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8.007cm" svg:height="15.771cm" svg:x="0cm" svg:y="0cm">
        <draw:image xlink:href="Pictures/10000CA60000A57800005D1F14FC847D5EB5267E.svg" xlink:type="simple" xlink:show="embed" xlink:actuate="onLoad" draw:mime-type="image/svg+xml">
          <text:p/>
        </draw:image>
        <draw:image xlink:href="Pictures/10000201000003AF00000212ED18FC822AB6E42E.png" xlink:type="simple" xlink:show="embed" xlink:actuate="onLoad" draw:mime-type="image/png"/>
      </draw:frame>
      <draw:frame presentation:style-name="image-light-blue-title" draw:layer="backgroundobjects" svg:width="8.887cm" svg:height="2.54cm" svg:x="17.774cm" svg:y="1.777cm" presentation:class="title" presentation:placeholder="true">
        <draw:text-box/>
      </draw:frame>
      <draw:frame presentation:style-name="image-light-blue-outline1" draw:layer="backgroundobjects" svg:width="10.157cm" svg:height="9.133cm" svg:x="16.504cm" svg:y="4.571cm" presentation:class="outline" presentation:placeholder="true">
        <draw:text-box/>
      </draw:frame>
      <draw:frame presentation:style-name="Mpr19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8.007cm" svg:height="15.771cm" svg:x="0cm" svg:y="0cm">
        <draw:image xlink:href="Pictures/10000CA60000A57800005D1F1CB8D9F8EABE29B5.svg" xlink:type="simple" xlink:show="embed" xlink:actuate="onLoad" draw:mime-type="image/svg+xml">
          <text:p/>
        </draw:image>
        <draw:image xlink:href="Pictures/10000201000003AF0000021282573364B3F6ED92.png" xlink:type="simple" xlink:show="embed" xlink:actuate="onLoad" draw:mime-type="image/png"/>
      </draw:frame>
      <draw:frame presentation:style-name="image-light-green-title" draw:layer="backgroundobjects" svg:width="8.887cm" svg:height="2.54cm" svg:x="17.774cm" svg:y="1.777cm" presentation:class="title" presentation:placeholder="true">
        <draw:text-box/>
      </draw:frame>
      <draw:frame presentation:style-name="image-light-green-outline1" draw:layer="backgroundobjects" svg:width="10.157cm" svg:height="9.133cm" svg:x="16.504cm" svg:y="4.571cm" presentation:class="outline" presentation:placeholder="true">
        <draw:text-box/>
      </draw:frame>
      <draw:frame presentation:style-name="Mpr19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8.007cm" svg:height="15.771cm" svg:x="0cm" svg:y="0cm">
        <draw:image xlink:href="Pictures/10000C8F0000A55D00005D051B7222FDDDA30DD9.svg" xlink:type="simple" xlink:show="embed" xlink:actuate="onLoad" draw:mime-type="image/svg+xml">
          <text:p/>
        </draw:image>
        <draw:image xlink:href="Pictures/10000201000003AF00000212C86C1137688A08D3.png" xlink:type="simple" xlink:show="embed" xlink:actuate="onLoad" draw:mime-type="image/png"/>
      </draw:frame>
      <draw:frame presentation:style-name="image-lime-title" draw:layer="backgroundobjects" svg:width="8.887cm" svg:height="2.539cm" svg:x="17.774cm" svg:y="1.779cm" presentation:class="title" presentation:placeholder="true">
        <draw:text-box/>
      </draw:frame>
      <draw:frame presentation:style-name="image-lime-outline1" draw:layer="backgroundobjects" svg:width="10.157cm" svg:height="9.133cm" svg:x="16.504cm" svg:y="4.571cm" presentation:class="outline" presentation:placeholder="true">
        <draw:text-box/>
      </draw:frame>
      <draw:frame presentation:style-name="Mpr19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8.007cm" svg:height="15.771cm" svg:x="0cm" svg:y="0cm">
        <draw:image xlink:href="Pictures/10000CA60000A57800005D1F33338856E36C154F.svg" xlink:type="simple" xlink:show="embed" xlink:actuate="onLoad" draw:mime-type="image/svg+xml">
          <text:p/>
        </draw:image>
        <draw:image xlink:href="Pictures/10000201000003AF000002122378024149DE1749.png" xlink:type="simple" xlink:show="embed" xlink:actuate="onLoad" draw:mime-type="image/png"/>
      </draw:frame>
      <draw:frame presentation:style-name="image-orange-title" draw:layer="backgroundobjects" svg:width="8.887cm" svg:height="2.54cm" svg:x="17.774cm" svg:y="1.777cm" presentation:class="title" presentation:placeholder="true">
        <draw:text-box/>
      </draw:frame>
      <draw:frame presentation:style-name="image-orange-outline1" draw:layer="backgroundobjects" svg:width="10.157cm" svg:height="9.133cm" svg:x="16.504cm" svg:y="4.571cm" presentation:class="outline" presentation:placeholder="true">
        <draw:text-box/>
      </draw:frame>
      <draw:frame presentation:style-name="Mpr20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0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8.007cm" svg:height="15.771cm" svg:x="0cm" svg:y="0cm">
        <draw:image xlink:href="Pictures/10000CA70000A57800005D1FF9D78428E4A66F0F.svg" xlink:type="simple" xlink:show="embed" xlink:actuate="onLoad" draw:mime-type="image/svg+xml">
          <text:p/>
        </draw:image>
        <draw:image xlink:href="Pictures/10000201000003AF000002124851A0013EEAB700.png" xlink:type="simple" xlink:show="embed" xlink:actuate="onLoad" draw:mime-type="image/png"/>
      </draw:frame>
      <draw:frame presentation:style-name="image-pink-title" draw:layer="backgroundobjects" svg:width="8.887cm" svg:height="2.54cm" svg:x="17.774cm" svg:y="1.777cm" presentation:class="title" presentation:placeholder="true">
        <draw:text-box/>
      </draw:frame>
      <draw:frame presentation:style-name="image-pink-outline1" draw:layer="backgroundobjects" svg:width="10.157cm" svg:height="9.133cm" svg:x="16.504cm" svg:y="4.571cm" presentation:class="outline" presentation:placeholder="true">
        <draw:text-box/>
      </draw:frame>
      <draw:frame presentation:style-name="Mpr20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0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8.007cm" svg:height="15.771cm" svg:x="0cm" svg:y="0cm">
        <draw:image xlink:href="Pictures/10000CA80000A57800005D1F1D9C9C55689F84FD.svg" xlink:type="simple" xlink:show="embed" xlink:actuate="onLoad" draw:mime-type="image/svg+xml">
          <text:p/>
        </draw:image>
        <draw:image xlink:href="Pictures/10000201000003AF000002127953225D39875881.png" xlink:type="simple" xlink:show="embed" xlink:actuate="onLoad" draw:mime-type="image/png"/>
      </draw:frame>
      <draw:frame presentation:style-name="image-purple-title" draw:layer="backgroundobjects" svg:width="8.887cm" svg:height="2.54cm" svg:x="17.774cm" svg:y="1.777cm" presentation:class="title" presentation:placeholder="true">
        <draw:text-box/>
      </draw:frame>
      <draw:frame presentation:style-name="image-purple-outline1" draw:layer="backgroundobjects" svg:width="10.157cm" svg:height="9.133cm" svg:x="16.504cm" svg:y="4.571cm" presentation:class="outline" presentation:placeholder="true">
        <draw:text-box/>
      </draw:frame>
      <draw:frame presentation:style-name="Mpr20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0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draw:frame draw:style-name="Mgr3" draw:text-style-name="MP5" draw:layer="backgroundobjects" svg:width="28.007cm" svg:height="15.771cm" svg:x="0cm" svg:y="0cm">
        <draw:image xlink:href="Pictures/10000CA90000A57800005D1F5AFB2F4A9F45B439.svg" xlink:type="simple" xlink:show="embed" xlink:actuate="onLoad" draw:mime-type="image/svg+xml">
          <text:p/>
        </draw:image>
        <draw:image xlink:href="Pictures/10000201000003AF000002126D220807AB19FD0A.png" xlink:type="simple" xlink:show="embed" xlink:actuate="onLoad" draw:mime-type="image/png"/>
      </draw:frame>
      <draw:frame presentation:style-name="image-red-title" draw:layer="backgroundobjects" svg:width="8.887cm" svg:height="2.54cm" svg:x="17.774cm" svg:y="1.777cm" presentation:class="title" presentation:placeholder="true">
        <draw:text-box/>
      </draw:frame>
      <draw:frame presentation:style-name="image-red-outline1" draw:layer="backgroundobjects" svg:width="10.157cm" svg:height="9.133cm" svg:x="16.504cm" svg:y="4.571cm" presentation:class="outline" presentation:placeholder="true">
        <draw:text-box/>
      </draw:frame>
      <draw:frame presentation:style-name="Mpr21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1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draw:frame draw:style-name="Mgr3" draw:text-style-name="MP5" draw:layer="backgroundobjects" svg:width="28.007cm" svg:height="15.771cm" svg:x="0cm" svg:y="0cm">
        <draw:image xlink:href="Pictures/10000CAA0000A57800005D1F1CDFAE3031912BD9.svg" xlink:type="simple" xlink:show="embed" xlink:actuate="onLoad" draw:mime-type="image/svg+xml">
          <text:p/>
        </draw:image>
        <draw:image xlink:href="Pictures/10000201000003AF000002122EE45C3DB88F4E7B.png" xlink:type="simple" xlink:show="embed" xlink:actuate="onLoad" draw:mime-type="image/png"/>
      </draw:frame>
      <draw:frame presentation:style-name="image-teal-title" draw:layer="backgroundobjects" svg:width="8.887cm" svg:height="2.54cm" svg:x="17.774cm" svg:y="1.777cm" presentation:class="title" presentation:placeholder="true">
        <draw:text-box/>
      </draw:frame>
      <draw:frame presentation:style-name="image-teal-outline1" draw:layer="backgroundobjects" svg:width="10.157cm" svg:height="9.133cm" svg:x="16.504cm" svg:y="4.571cm" presentation:class="outline" presentation:placeholder="true">
        <draw:text-box/>
      </draw:frame>
      <draw:frame presentation:style-name="Mpr21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1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8.007cm" svg:height="15.771cm" svg:x="0cm" svg:y="0cm">
        <draw:image xlink:href="Pictures/10000CA80000A57800005D1F5E7CE81C0B5F82E3.svg" xlink:type="simple" xlink:show="embed" xlink:actuate="onLoad" draw:mime-type="image/svg+xml">
          <text:p/>
        </draw:image>
        <draw:image xlink:href="Pictures/10000201000003AF0000021287623A41441CF3D0.png" xlink:type="simple" xlink:show="embed" xlink:actuate="onLoad" draw:mime-type="image/png"/>
      </draw:frame>
      <draw:frame presentation:style-name="image-yellow-title" draw:layer="backgroundobjects" svg:width="8.887cm" svg:height="2.54cm" svg:x="17.774cm" svg:y="1.777cm" presentation:class="title" presentation:placeholder="true">
        <draw:text-box/>
      </draw:frame>
      <draw:frame presentation:style-name="image-yellow-outline1" draw:layer="backgroundobjects" svg:width="10.157cm" svg:height="9.133cm" svg:x="16.504cm" svg:y="4.571cm" presentation:class="outline" presentation:placeholder="true">
        <draw:text-box/>
      </draw:frame>
      <draw:frame presentation:style-name="Mpr21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1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draw:frame draw:style-name="Mgr3" draw:text-style-name="MP5" draw:layer="backgroundobjects" svg:width="28.007cm" svg:height="15.771cm" svg:x="0cm" svg:y="0cm">
        <draw:image xlink:href="Pictures/10000CA90000A57800005D1FA894A78CF40AD77A.svg" xlink:type="simple" xlink:show="embed" xlink:actuate="onLoad" draw:mime-type="image/svg+xml">
          <text:p/>
        </draw:image>
        <draw:image xlink:href="Pictures/10000201000003AF00000212104C6D7DE080C8C3.png" xlink:type="simple" xlink:show="embed" xlink:actuate="onLoad" draw:mime-type="image/png"/>
      </draw:frame>
      <draw:frame presentation:style-name="image-blue-grey-title" draw:layer="backgroundobjects" svg:width="8.887cm" svg:height="2.54cm" svg:x="17.774cm" svg:y="1.777cm" presentation:class="title" presentation:placeholder="true">
        <draw:text-box/>
      </draw:frame>
      <draw:frame presentation:style-name="image-blue-grey-outline1" draw:layer="backgroundobjects" svg:width="10.157cm" svg:height="9.133cm" svg:x="16.504cm" svg:y="4.571cm" presentation:class="outline" presentation:placeholder="true">
        <draw:text-box/>
      </draw:frame>
      <draw:frame presentation:style-name="Mpr22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8.007cm" svg:height="15.771cm" svg:x="0cm" svg:y="0cm">
        <draw:image xlink:href="Pictures/10000CA90000A57800005D1F0B9C9D4A96173B9F.svg" xlink:type="simple" xlink:show="embed" xlink:actuate="onLoad" draw:mime-type="image/svg+xml">
          <text:p/>
        </draw:image>
        <draw:image xlink:href="Pictures/10000201000003AF0000021273A03903BE4CA89B.png" xlink:type="simple" xlink:show="embed" xlink:actuate="onLoad" draw:mime-type="image/png"/>
      </draw:frame>
      <draw:frame presentation:style-name="image-brown-title" draw:layer="backgroundobjects" svg:width="8.887cm" svg:height="2.54cm" svg:x="17.774cm" svg:y="1.777cm" presentation:class="title" presentation:placeholder="true">
        <draw:text-box/>
      </draw:frame>
      <draw:frame presentation:style-name="image-brown-outline1" draw:layer="backgroundobjects" svg:width="10.157cm" svg:height="9.133cm" svg:x="16.504cm" svg:y="4.571cm" presentation:class="outline" presentation:placeholder="true">
        <draw:text-box/>
      </draw:frame>
      <draw:frame presentation:style-name="Mpr22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8.007cm" svg:height="15.771cm" svg:x="0cm" svg:y="0cm">
        <draw:image xlink:href="Pictures/10000CA90000A57800005D1F68040DC6D66EF144.svg" xlink:type="simple" xlink:show="embed" xlink:actuate="onLoad" draw:mime-type="image/svg+xml">
          <text:p/>
        </draw:image>
        <draw:image xlink:href="Pictures/10000201000003AF00000212031C65C463D7F8EB.png" xlink:type="simple" xlink:show="embed" xlink:actuate="onLoad" draw:mime-type="image/png"/>
      </draw:frame>
      <draw:frame presentation:style-name="image-grey-title" draw:layer="backgroundobjects" svg:width="8.887cm" svg:height="2.54cm" svg:x="17.774cm" svg:y="1.777cm" presentation:class="title" presentation:placeholder="true">
        <draw:text-box/>
      </draw:frame>
      <draw:frame presentation:style-name="image-grey-outline1" draw:layer="backgroundobjects" svg:width="10.157cm" svg:height="9.133cm" svg:x="16.504cm" svg:y="4.571cm" presentation:class="outline" presentation:placeholder="true">
        <draw:text-box/>
      </draw:frame>
      <draw:frame presentation:style-name="Mpr22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18:42:52.331774101</meta:creation-date>
    <meta:generator>LibreOffice/7.0.3.1$Linux_X86_64 LibreOffice_project/00$Build-1</meta:generator>
    <meta:editing-cycles>7</meta:editing-cycles>
    <meta:editing-duration>PT50M55S</meta:editing-duration>
    <dc:description>A modern classic template. Classic theme style with modernize with material color.

Inspired by Hervy QA: The template is a total rewrite based on design made by Hervy QA. Pages per pages, following the original design. With Permission from Hervy QA.

You can find the original template here.
* https://hervyqa.com/gnome-bluez-libreoffice-impress-free-template/</dc:description>
    <dc:title>template-candyclone</dc:title>
    <meta:keyword>Material Color</meta:keyword>
    <meta:keyword>Modern Classic</meta:keyword>
    <dc:date>2021-03-01T22:57:35.505571789</dc:date>
    <meta:document-statistic meta:object-count="953"/>
  </office:meta>
</office:document-meta>
</file>